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background-color="transparent"/>
    </style:style>
    <style:style style:name="P4" style:family="paragraph" style:parent-style-name="Text_20_body">
      <style:paragraph-properties fo:text-align="justify" style:justify-single-word="false" fo:padding="0cm" fo:border="none" style:shadow="none" style:join-border="false"/>
    </style:style>
    <style:style style:name="P5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#ffff00"/>
    </style:style>
    <style:style style:name="P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083254" officeooo:paragraph-rsid="00083254" fo:background-color="#ffff00"/>
    </style:style>
    <style:style style:name="P7" style:family="paragraph" style:parent-style-name="Text_20_body">
      <style:paragraph-properties fo:text-align="center" style:justify-single-word="false" fo:padding="0cm" fo:border="none" style:shadow="none" style:join-border="false"/>
    </style:style>
    <style:style style:name="P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style:font-style-asian="normal" style:font-style-complex="normal"/>
    </style:style>
    <style:style style:name="P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background-color="#ffff00" style:font-style-asian="normal" style:font-style-complex="normal"/>
    </style:style>
    <style:style style:name="P1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background-color="transparent" style:font-style-asian="normal" style:font-style-complex="normal"/>
    </style:style>
    <style:style style:name="P1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/>
    </style:style>
    <style:style style:name="P14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transparent"/>
    </style:style>
    <style:style style:name="P15" style:family="paragraph" style:parent-style-name="Text_20_body">
      <style:paragraph-properties fo:text-align="center" style:justify-single-word="false" fo:padding="0cm" fo:border="none" style:shadow="none" style:join-border="false"/>
      <style:text-properties fo:background-color="transparent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fo:background-color="#ffff00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fo:background-color="transparent" style:font-style-asian="italic" style:font-style-complex="itali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fo:language="ru" fo:country="RU" fo:background-color="transparent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transparent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e0155" fo:background-color="transparent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205ae4" fo:background-color="transparent"/>
    </style:style>
    <style:style style:name="P27" style:family="paragraph" style:parent-style-name="Text_20_body">
      <style:paragraph-properties fo:text-align="center" style:justify-single-word="false" fo:padding="0cm" fo:border="none" style:shadow="none" style:join-border="false"/>
      <style:text-properties fo:background-color="transparent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5b662" officeooo:paragraph-rsid="001e0155" fo:background-color="transparent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034fd" officeooo:paragraph-rsid="001034fd" fo:background-color="transparent"/>
    </style:style>
    <style:style style:name="P3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01034fd" officeooo:paragraph-rsid="001034fd" fo:background-color="transparent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70a3d" officeooo:paragraph-rsid="00170a3d" fo:background-color="transparent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e0155" officeooo:paragraph-rsid="001e0155" fo:background-color="transparent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0a0d7c" officeooo:paragraph-rsid="001e0155" fo:background-color="transparent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0b6bde" officeooo:paragraph-rsid="001e0155" fo:background-color="transparent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e1ea1" officeooo:paragraph-rsid="001e1ea1" fo:background-color="transparent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f18bc" officeooo:paragraph-rsid="001f18bc" fo:background-color="transparent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f18bc" fo:background-color="transparent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05ae4" officeooo:paragraph-rsid="00205ae4" fo:background-color="transparent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82e85" officeooo:paragraph-rsid="00282e85" fo:background-color="transparent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f18bc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205ae4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034fd" officeooo:paragraph-rsid="0015b662" fo:background-color="#00ccff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034fd" officeooo:paragraph-rsid="001e0155" fo:background-color="#00ccff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034fd" officeooo:paragraph-rsid="001e0155" fo:background-color="#00ccff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e0155" fo:background-color="#00ccff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fo:language="ru" fo:country="RU" officeooo:paragraph-rsid="001e0155" fo:background-color="transparent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f18bc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70a3d" officeooo:paragraph-rsid="001f18bc" fo:background-color="#ffff00"/>
    </style:style>
    <style:style style:name="P50" style:family="paragraph" style:parent-style-name="Heading_20_1">
      <style:paragraph-properties fo:text-align="center" style:justify-single-word="false"/>
    </style:style>
    <style:style style:name="P51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style:font-size-asian="12pt" style:font-size-complex="12pt"/>
    </style:style>
    <style:style style:name="P52" style:family="paragraph" style:parent-style-name="Heading_20_2">
      <style:paragraph-properties fo:text-align="center" style:justify-single-word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fa2c7" fo:background-color="transparent" loext:char-shading-value="0"/>
    </style:style>
    <style:style style:name="T4" style:family="text">
      <style:text-properties officeooo:rsid="00205ae4" fo:background-color="transparent" loext:char-shading-value="0"/>
    </style:style>
    <style:style style:name="T5" style:family="text">
      <style:text-properties officeooo:rsid="0028d02c" fo:background-color="transparent" loext:char-shading-value="0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background-color="transparent" loext:char-shading-value="0" style:font-style-asian="normal" style:font-style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6ae42" fo:background-color="#ffff00" loext:char-shading-value="0"/>
    </style:style>
    <style:style style:name="T10" style:family="text">
      <style:text-properties officeooo:rsid="0026ae42" fo:background-color="#ffff00" loext:char-shading-value="0"/>
    </style:style>
    <style:style style:name="T11" style:family="text">
      <style:text-properties style:use-window-font-color="true" fo:background-color="transparent" loext:char-shading-value="0"/>
    </style:style>
    <style:style style:name="T12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use-window-font-color="true" fo:language="ru" fo:country="RU" fo:font-weight="normal" style:font-weight-asian="normal" style:font-weight-complex="normal"/>
    </style:style>
    <style:style style:name="T14" style:family="text">
      <style:text-properties style:use-window-font-color="true" fo:language="ru" fo:country="RU" fo:font-weight="normal" fo:background-color="#ffff00" loext:char-shading-value="0" style:font-weight-asian="normal" style:font-weight-complex="normal"/>
    </style:style>
    <style:style style:name="T15" style:family="text">
      <style:text-properties style:use-window-font-color="true" fo:language="uk" fo:country="UA" fo:font-weight="normal" style:font-weight-asian="normal" style:font-weight-complex="normal"/>
    </style:style>
    <style:style style:name="T16" style:family="text">
      <style:text-properties style:use-window-font-color="true" fo:background-color="#ffff00" loext:char-shading-value="0"/>
    </style:style>
    <style:style style:name="T17" style:family="text">
      <style:text-properties style:use-window-font-color="true" officeooo:rsid="001f18bc" fo:background-color="#ffff00" loext:char-shading-value="0"/>
    </style:style>
    <style:style style:name="T18" style:family="text">
      <style:text-properties style:use-window-font-color="true" officeooo:rsid="001fa2c7" fo:background-color="#ffff00" loext:char-shading-value="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1034fd" fo:background-color="#ffffff" loext:char-shading-value="0"/>
    </style:style>
    <style:style style:name="T22" style:family="text">
      <style:text-properties officeooo:rsid="001165eb" fo:background-color="#ffffff" loext:char-shading-value="0"/>
    </style:style>
    <style:style style:name="T23" style:family="text">
      <style:text-properties fo:language="ru" fo:country="RU"/>
    </style:style>
    <style:style style:name="T24" style:family="text">
      <style:text-properties officeooo:rsid="000a7faa"/>
    </style:style>
    <style:style style:name="T25" style:family="text">
      <style:text-properties officeooo:rsid="000c42e0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officeooo:rsid="0013be63"/>
    </style:style>
    <style:style style:name="T28" style:family="text">
      <style:text-properties fo:background-color="#ffffff"/>
    </style:style>
    <style:style style:name="T29" style:family="text">
      <style:text-properties officeooo:rsid="001785e4"/>
    </style:style>
    <style:style style:name="T30" style:family="text">
      <style:text-properties officeooo:rsid="001ca260"/>
    </style:style>
    <style:style style:name="T31" style:family="text">
      <style:text-properties officeooo:rsid="001f0c85"/>
    </style:style>
    <style:style style:name="T32" style:family="text">
      <style:text-properties officeooo:rsid="001f18bc"/>
    </style:style>
    <style:style style:name="T33" style:family="text">
      <style:text-properties officeooo:rsid="00205ae4" fo:background-color="#ffffff"/>
    </style:style>
    <style:style style:name="T34" style:family="text">
      <style:text-properties officeooo:rsid="0020e1fa"/>
    </style:style>
    <style:style style:name="T35" style:family="text">
      <style:text-properties officeooo:rsid="0020e1fa" fo:background-color="#ffffff"/>
    </style:style>
    <style:style style:name="T36" style:family="text">
      <style:text-properties officeooo:rsid="002351b6" fo:background-color="#ffffff"/>
    </style:style>
    <style:style style:name="T37" style:family="text">
      <style:text-properties officeooo:rsid="00245587"/>
    </style:style>
    <style:style style:name="T38" style:family="text">
      <style:text-properties officeooo:rsid="00264797"/>
    </style:style>
    <style:style style:name="T39" style:family="text">
      <style:text-properties officeooo:rsid="0026ae42"/>
    </style:style>
    <style:style style:name="T40" style:family="text">
      <style:text-properties officeooo:rsid="002709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Семь вечностей</text:h>
      <text:p text:style-name="P1">(ниспадающее безумие)</text:p>
      <text:p text:style-name="P1"/>
      <text:h text:style-name="P52" text:outline-level="2">1</text:h>
      <text:p text:style-name="P13">009 Sound System – DreamScape (https://www.youtube.com/watch?v=TKfS5zVfGBc)</text:p>
      <text:p text:style-name="P2">Грымза поднесла блюдце и стакан с водой. Я съёжился под её колючим взглядом.</text:p>
      <text:p text:style-name="P2"/>
      <text:p text:style-name="P2">- Пей.</text:p>
      <text:p text:style-name="P2"/>
      <text:p text:style-name="P2">Она строго проследила за тем, как я взял с блюдца таблетку и запил. 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p>
      <text:p text:style-name="P2"/>
      <text:p text:style-name="P2">- Открой рот.</text:p>
      <text:p text:style-name="P2"/>
      <text:p text:style-name="P2">Я открыл хлебальник и повертел языком вверх – вниз – в стороны, показывая, что не спрятал галоперидол за щекой или под корнем.</text:p>
      <text:p text:style-name="P2">Грымза удовлетворительно кивнула и направилась к выходу.</text:p>
      <text:p text:style-name="P2"/>
      <text:p text:style-name="P2">Скрипнула дверь. Белая фигура скрылась за грязным стеклом. Я прислушался к удаляющимся шагам по коридору. Когда они окончательно стихли, я 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p>
      <text:p text:style-name="P2"/>
      <text:p text:style-name="P2">Напротив меня лежал Терминатор. Нет, не тот, который с железным скелетом внутри, а который из ртути. Собственно, в этом даже жидкого металла не было, но однажды он попытался пробежать сквозь оконную решётку, прямо как тот, ртутный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2"/>
      <text:p text:style-name="P2">Терминатор безучастно смотрел в потолок, чуть левее лампы. После неудачной пробежки у него замкнулись какие-то цепи в голове и он созерцал никому не известные дали, отвлекаясь только на еду, сон и испражнения.</text:p>
      <text:p text:style-name="P2"/>
      <text:p text:style-name="P2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чему я страшно завидовал. К счастью, сегодня он ещё не успел ею воспользоваться. Нет, мне бы это не помешало, но сильно подпортило бы фэншуй.</text:p>
      <text:p text:style-name="P2">Пододвинув судно одной рукой к себе поближе, я склонился над ним и засунул вторую руку как можно глубже себе в рот.</text:p>
      <text:p text:style-name="P2"/>
      <text:p text:style-name="P2">Вооот тааак...</text:p>
      <text:p text:style-name="P2"/>
      <text:p text:style-name="P2">Я, наверное, единственный человек в мире, умеющий блевать бесшумно.</text:p>
      <text:p text:style-name="P2">Таблетка стукнулась в эмалированный металл. Теперь её надо обязательно забрать во избежание обнаружения, растолочь монеткой в кашицу и размазать по полу под койкой.</text:p>
      <text:p text:style-name="P2"/>
      <text:p text:style-name="P4">Я осторожно задвинул судно обратно под кровать Терминатору. Дело сделано. Теперь можно и заснуть.</text:p>
      <text:p text:style-name="P7"/>
      <text:p text:style-name="P7">~~~</text:p>
      <text:p text:style-name="P4"><text:a xlink:type="simple" xlink:href="https://www.youtube.com/watch?v=rvk5D1iI2LA" text:style-name="Internet_20_link" text:visited-style-name="Visited_20_Internet_20_Link">https://www.youtube.com/watch?v=rvk5D1iI2LA</text:a></text:p>
      <text:h text:style-name="P51" text:outline-level="1">Mark Knopfler - Marbletown - Córdoba 2010 </text:h>
      <text:p text:style-name="P4"/>
      <text:p text:style-name="P4">Джет нетерпеливо толкает меня копытом в плечо.</text:p>
      <text:p text:style-name="P4">- Хум, вставай! Хум! Пора собираться! Хум… Хуман!!!</text:p>
      <text:p text:style-name="P4">Последний толчок был больше похож на пинок. Я со стоном разлепляю веки.</text:p>
      <text:p text:style-name="P4"/>
      <text:p text:style-name="P4">Поняха прыгает вокруг меня в нетерпении, бросая скомканые шмотки в мешок и утрамбовывая их задними ногами. 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p>
      <text:p text:style-name="P4">&lt;<text:span text:style-name="T8">одеяло?</text:span>&gt;</text:p>
      <text:p text:style-name="P4">- Они приближаются! Я слышала их горн<text:span text:style-name="T1">!</text:span> Надо убираться отсюда!</text:p>
      <text:p text:style-name="P4"/>
      <text:p text:style-name="P4">Последнюю порцию барахла Джет утрамбовывает, с размаху усевшись на мешок. Тот жалобно скрипит.</text:p>
      <text:p text:style-name="P4"/>
      <text:p text:style-name="P4">- Да вставай же!</text:p>
      <text:p text:style-name="P4">Не дождавшись, Джет нетерпеливо прыгает ко мне и, поддев мордой, переводит в сидячее положение.</text:p>
      <text:p text:style-name="P4">Мешок, облегчённо крякнув, вываливает половину содержимого на землю.</text:p>
      <text:p text:style-name="P4"/>
      <text:p text:style-name="P4"><text:soft-page-break/>Три дня! Три грёбаных дня мы скрытно пробираемся к проклятой <text:span text:style-name="T8">скале</text:span>, как какие-то беглые каторжники. Чёртов дракон часто охотится аккурат в тех местах, куда нам надо добраться во что бы то ни стало. И чем ближе мы подходим, тем опаснее становится.</text:p>
      <text:p text:style-name="P4">С <text:span text:style-name="T1">Агамемноном</text:span> шутки плохи – всё чаще по дороге нам встречаются обглоданные кости и разгрызенные черепа. Пару раз кости лежат на выжженых до углей проплешинах – видно, ленивому ящеру надоело гоняться за добычей и он накрыл огнём пару гектаров площади.</text:p>
      <text:p text:style-name="P4"/>
      <text:p text:style-name="P4">Но самое опасное – даже не Агамемнон. Нееет, чешуйчатый самовар вылетает из логова на охоту <text:span text:style-name="T8">на рассвете и возвращается до полдня,</text:span> строго по расписанию. И если затаиться в <text:span text:style-name="T8">эти часы</text:span> и не показывать носа из убежища, можно потом остаток суток не бояться, что тебя сожрёт мифическое, но оттого не менее прожорливое чудовище.</text:p>
      <text:p text:style-name="P4"/>
      <text:p text:style-name="P5">Нет, Агамемнон – ерунда. За нами. Гонятся. Чёртовы. Чокнутые. Пони.</text:p>
      <text:p text:style-name="P5"/>
      <text:p text:style-name="P5">Если бы я когда-нибудь узнал, что меня захочет трахнуть дочь вождя, я бы, усмехнулся, пожал плечами и отшутился бы чем-то типа: “Презервативы свои брать или выдадут”? </text:p>
      <text:p text:style-name="P5">Вот только шуточка встала бы мне поперёк горла, если б я знал, что этот вождь верховодит табуном агрессивных мускулистых битюгов, а дочурка его – 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p>
      <text:p text:style-name="P5"/>
      <text:p text:style-name="P5">Ну вот кто заставил тебя улыбаться Дейдре, Хуман? Ведь всё так неплохо шло…</text:p>
      <text:p text:style-name="P4"/>
      <text:p text:style-name="P7">***</text:p>
      <text:p text:style-name="P4">...</text:p>
      <text:p text:style-name="P4">- Привет, красавчики! &lt;<text:span text:style-name="T8">Развернуть характер Эпплхэт и её маленькой сестры Лейлы</text:span>&gt;</text:p>
      <text:p text:style-name="P4"/>
      <text:p text:style-name="P4">Мы обернулись на голос и узрели с полдюжины копий, чуть ли не уткнувшихся нам в носы.</text:p>
      <text:p text:style-name="P4"/>
      <text:p text:style-name="P4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копытах упакованных в грязные кожано-кольчужные доспехи понях, всем своим видом показывающих, что улыбок им сегодня не завезли. </text:p>
      <text:p text:style-name="P4"/>
      <text:p text:style-name="P4">- 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p>
      <text:p text:style-name="P4"><text:soft-page-break/></text:p>
      <text:p text:style-name="P4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4">В незащищённую бронёй шею Джет упиралось копьё крохотной поньки с гривой ёршиком. &lt;<text:span text:style-name="T8">Развернуть характер Лейлы Блум</text:span>&gt;</text:p>
      <text:p text:style-name="P4"/>
      <text:p text:style-name="P4">- Хорошая попытка, летун, - расплылась в ехидной улыбке малютка, - но устраивать засады нас учат с младенчества. Крылатым этого не понять, правда?</text:p>
      <text:p text:style-name="P4"/>
      <text:p text:style-name="P4">Тут до меня дошло, что крыльев у этих оборванцев не наблюдается.</text:p>
      <text:p text:style-name="P4"/>
      <text:p text:style-name="P4">- Молодец, Лейла! - похвалила козявку пони из подоспевшей группы. Одета она была в ржавьё чуть почище, чем у остальных, а её грива была собрана в пучок и перехвачена тесёмкой.&lt;<text:span text:style-name="T8">Шляпа с яблоком</text:span>&gt; - Не пытайтесь уйти, красавчики. Мы ведь можем и рассердиться. А когда мы сердимся, мы <text:span text:style-name="T1">связываем пленников</text:span>. Ноги и крылья. Очень туго. И тогда они уже не могут бежать. И сердить нас. А к пегасам ещё приковываем гирю. Всё просто, усекли? И нам плевать, что у пегаски крыло гнётся в обе стороны, - она насмешливо фыркнула в сторону Джет.</text:p>
      <text:p text:style-name="P4"/>
      <text:p text:style-name="P4">Та мрачно стояла, сцепив зубы.</text:p>
      <text:p text:style-name="P4"/>
      <text:p text:style-name="P4">- За меня могут заплатить хороший выкуп, - наконец, с сомнением произнесла она. - А Хуман ничего не помнит, ни кто он, ни откуда. Как жеребёнок. Его Агамемнон по голове треснул во время охоты. <text:span text:style-name="T8">С него вы ничего не получите, лучше отпустите. Вы же не трогаете жеребят</text:span>?</text:p>
      <text:p text:style-name="P4"/>
      <text:p text:style-name="P4">Её собеседница только хмыкнула.</text:p>
      <text:p text:style-name="P4"/>
      <text:p text:style-name="P4">- Хорош жеребёнок - ягодицы, что у ломовика! - она задумалась. - Так. Летуна – на кухню. А этого… красавчика – к Дейдре.</text:p>
      <text:p text:style-name="P4"/>
      <text:p text:style-name="P7">…</text:p>
      <text:p text:style-name="P7"/>
      <text:p text:style-name="P4">Тема беседы просто вводила тебя в шок, Хуман! Вот уже битых полчаса розовогривая поняха втолковывала тебе, что ты должен присоединиться к племенному табуну жеребцов в качестве топ-осеменителя!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4"/>
      <text:p text:style-name="P4"><text:soft-page-break/>…</text:p>
      <text:p text:style-name="P4"/>
      <text:p text:style-name="P4">- Эй, но я же не пони! Какой вам от меня прок в таком <text:span text:style-name="T8">идиотском</text:span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p>
      <text:p text:style-name="P4"/>
      <text:p text:style-name="P4">Я аж передёрнул плечами. <text:span text:style-name="T8">Конеёбство</text:span> – это, явно, не то занятие, чем ты занимался в прошлом и хотел бы заниматься в будущем, Хуман! </text:p>
      <text:p text:style-name="P4">Поняха с недоверием смотрела на меня.</text:p>
      <text:p text:style-name="P4"/>
      <text:p text:style-name="P4">- Хум, ты прикалываешься? Или та поломаная пегаска таки права, и ты действительно ничего не помнишь?</text:p>
      <text:p text:style-name="P4"/>
      <text:p text:style-name="P4">Понька принялась загибать копыта, делая сброс через каждую пару:</text:p>
      <text:p text:style-name="P4"/>
      <text:p text:style-name="P4">- Во-первых, полная несовместимость видов – это миф, распространяемый последователями “Торийской расы”. Есть такая секта, помешанная на чистоте крови и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p>
      <text:p text:style-name="P4"/>
      <text:p text:style-name="P4">…Я истерически рассмеялся…</text:p>
      <text:p text:style-name="P4"/>
      <text:p text:style-name="P4">- Во-вторых, 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text:span text:style-name="T8">У меня есть подруга из единорогов, только ты не говори никому, это тайна!</text:span> Хотя, может, ты умеешь магичить, Хум?</text:p>
      <text:p text:style-name="P4"/>
      <text:p text:style-name="P4">Поняха с надеждой посмотрела на меня. Я с огромным облегчением отрицательно помотал головой.</text:p>
      <text:p text:style-name="P4"/>
      <text:p text:style-name="P4">- В-третьих, в твоём случае даже не столь важна свежая кровь, как то, что ты – представитель совершенно иного племени. Посмотри на пегасов! Пятьдесят лет назад это было соседнее с нами племя – наши деды даже лупили друг друга по башке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p>
      <text:p text:style-name="P4"/>
      <text:p text:style-name="P4">Дейдра мечтательно вздохнула.</text:p>
      <text:p text:style-name="P4"/>
      <text:p text:style-name="P4"><text:soft-page-break/>- Может, ты тоже вождь своего племени, Хум? Какой у тебя талант? Летать и магичить ты не умеешь. Может, ты умеешь <text:span text:style-name="T11">предсказывать погоду? Нам бы очень пригодилось в выращивании картохи. Может быть, ты даже умеешь управлять облаками? Мы б тогда пегасам показали копыто от плеча вместо четверти урожая за дождик после посевной!</text:span></text:p>
      <text:p text:style-name="P4"/>
      <text:p text:style-name="P4">Я упорно помотал головой. Дейдра пристально уставилась на меня, пытаясь рассмотреть мой талант. Наконец она ухмыльнулась кривой улыбкой.</text:p>
      <text:p text:style-name="P4"/>
      <text:p text:style-name="P4">- И, наконец, в-четвёртых, если ты будешь моим личным фаворитом, то конкретно для меня аспект потомства совершенно не критичен. Поверь, в отличие от большинства местных кобылок, мне вожжа под хвост не попала. Я хочу повидать мир до того, как начать няньчиться с жеребятами. И мне нужен партнёр по путешествиям…</text:p>
      <text:p text:style-name="P4">- 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p>
      <text:p text:style-name="P4"/>
      <text:p text:style-name="P4">Розовая поняха заметно поскучнела.</text:p>
      <text:p text:style-name="P4"/>
      <text:p text:style-name="P4">- 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p>
      <text:p text:style-name="P4"/>
      <text:p text:style-name="P4">Розовогривая кобылка вытащила зубами из-за топчана пузатую фляжку из тыквы 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p>
      <text:p text:style-name="P4"/>
      <text:p text:style-name="P4">- 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p>
      <text:p text:style-name="P4"/>
      <text:p text:style-name="P4">Я улыбнулся и понимающе покачал головой. Всё-таки между людьми и пони намного больше общего, чем тебе казалось, Хуман!</text:p>
      <text:p text:style-name="P4">Дейдра уныло свесила голову.</text:p>
      <text:p text:style-name="P4"/>
      <text:p text:style-name="P4">- Если бы ты знал, как меня это достало! Мне, лучшей выпускнице Понхэнджа позапрошлого года, приходится выслушивать пьяный трындёж папашиных собутыльников о том, чей лоб твёрже! А потом <text:soft-page-break/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p>
      <text:p text:style-name="P4"/>
      <text:p text:style-name="P4">Розовая кобылка вновь сжала зубами горлышко и запрокинула бутылку. Послышалось долгое бульканье.</text:p>
      <text:p text:style-name="P4"/>
      <text:p text:style-name="P4">- 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p>
      <text:p text:style-name="P4"/>
      <text:p text:style-name="P4">Дейдра в напускном ужасе округлила глаза и покрутила возле виска копытом. Кудряшки её гривы стали подозрительно топорщиться в разные стороны.</text:p>
      <text:p text:style-name="P4"/>
      <text:p text:style-name="P4">- Хум, они полностью бананулись на жеребятах! Абсолютно и безвозвратно! Мне страшно находиться рядом с ними! Я подозреваю, они заражены каким-то мозговым слизняком, который может перелезть и на меня.</text:p>
      <text:p text:style-name="P4"/>
      <text:p text:style-name="P4">Кобылка завела глаза, сложила губы бантиком и произнесла фальцетом:</text:p>
      <text:p text:style-name="P4"/>
      <text:p text:style-name="P4">- Дейдра, тебе пора заиметь своего покакунчика-посисюнчика, надо исполнить своё предназначение, нам нужен преемник вождю, песчинки-то падают, всем нужен покакунчик, не быть тебе полноценной без посисюнчика…</text:p>
      <text:p text:style-name="P4"/>
      <text:p text:style-name="P4">Дейдра с чувством приложилась лбом о стол. Послышался треск. Полупустая бутылка подпрыгнула и остановилась у самого края. Я даже начал проникаться сочувствием к своей поработительнице.</text:p>
      <text:p text:style-name="P4"/>
      <text:p text:style-name="P4">- 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p>
      <text:p text:style-name="P4"/>
      <text:p text:style-name="P4">Вместе с храпом изо рта самой великой пиратки вылетело три розовых пузыря. Поняха явно перебрала с алкоголем.</text:p>
      <text:p text:style-name="P4"/>
      <text:p text:style-name="P7">…</text:p>
      <text:p text:style-name="P7"/>
      <text:p text:style-name="P4">Положение единственного человека в обществе пони имеет свои преимущества, Хуман! Нет, не то, что чокнутые на всю голову поняхи рассматривают тебя как кандидата на улучшение племенной крови. <text:soft-page-break/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p>
      <text:p text:style-name="P4"/>
      <text:p text:style-name="P4">Поэтому полночь застала меня тыкающимся во все углы в поисках кухни. Найдя, наконец, искомую дверь, не было большого труда обнаружить кладовку, из которой раздавалось громкое храпение.</text:p>
      <text:p text:style-name="P4"/>
      <text:p text:style-name="P4">- Джет… Джет… Да вставай же, засоня! - я громко шептал в ухо спящей пегаске, <text:span text:style-name="T1">легонько похлопывая по шее.</text:span></text:p>
      <text:p text:style-name="P4">- Мн-мн-хррр, - сонно чавкала пегаска, пуская слюни. - Гороховый суп закончился. Пюре будет через полчаса. Не ломайте лавки, пожалуйста… А? Что?</text:p>
      <text:p text:style-name="P4"/>
      <text:p text:style-name="P4">Я шёлкнул пегаску по носу.</text:p>
      <text:p text:style-name="P4">- Вставай! Надо сматываться. Дейдра хочет сделать меня своим фаворитом. У меня плохие предчувствия на этот счёт.</text:p>
      <text:p text:style-name="P4"/>
      <text:p text:style-name="P4">Пегаска поднялась, потирая нос копытом. Рваное одеяло сползло с её тела и в нос мне ударил кислый запах. </text:p>
      <text:p text:style-name="P4">- <text:span text:style-name="T8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4">- 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p>
      <text:p text:style-name="P4"/>
      <text:p text:style-name="P4">…</text:p>
      <text:p text:style-name="P4"/>
      <text:p text:style-name="P4">Очертания большого зала едва угадывались в тусклом свете остывающих углей камина. В дальнем углу темнела заветная дверь. Всего двадцать шагов – и ты на свободе, Хуман!</text:p>
      <text:p text:style-name="P4"/>
      <text:p text:style-name="P4">Есть только одно маленькое “но”.</text:p>
      <text:p text:style-name="P4">Эти двадцать шагов заполнены валяющимися вповалку, храпящими, чмокающими, сопящими и дёргающимися во сне пони.</text:p>
      <text:p text:style-name="P4"/>
      <text:p text:style-name="P4">- Ты чего остановился? - пихнула меня головой в спину Джет. - Надо торопиться, пока не рассвело!</text:p>
      <text:p text:style-name="P4"><text:soft-page-break/></text:p>
      <text:p text:style-name="P4">Я обреченно вздохнул, выбрал на полу место, свободное от понеконечностей и поставил туда ногу.</text:p>
      <text:p text:style-name="P4">Почти попал. Светло-коричневая пони ойкнула и сжалась во сне, когда я наступил ей на хвост.</text:p>
      <text:p text:style-name="P4">Теперь уже не время для размусоливаний! Отбросив осторожность, я быстрым шагом, балансируя на носках и выискивая свободные клочки пола, пробрался к выходу. Балерина на пуантах позавидовала бы твоей грациозности, Хуман!</text:p>
      <text:p text:style-name="P4"/>
      <text:p text:style-name="P4">Позади меня послышалось топанье, череда взвизгиваний и возни, нарастающая, подобно прибою.</text:p>
      <text:p text:style-name="P4">Джет невозмутимо торила свой путь прямо по ногам, туловищам и хвостам распластавшихся на полу пони.</text:p>
      <text:p text:style-name="P4"/>
      <text:p text:style-name="P4">- Ты рехнулась? - зашипел на неё я, - надо ж осторожно!</text:p>
      <text:p text:style-name="P4">- Ну, раз ты так хочешь, - пожала плечами пегаска и осторожно поставила ногу на голову пони, сосущей во сне собственное копыто.</text:p>
      <text:p text:style-name="P4"/>
      <text:p text:style-name="P4">Фейспалм был такой силы, что больше походил на пощёчину самому себе. 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p>
      <text:p text:style-name="P4"/>
      <text:p text:style-name="P4">Я остервенело дёргал ручку двери, ощущая затылком просыпающийся зал.</text:p>
      <text:p text:style-name="P4">- Закрыто, блин! - я дёрнул ещё сильнее и приложился задницой о пол, сжимая в руке оторванную ручку.</text:p>
      <text:p text:style-name="P4"/>
      <text:p text:style-name="P4">- Хум<text:span text:style-name="T12">, подвинься!</text:span></text:p>
      <text:p text:style-name="P16">Пегаска оттеснила меня крупом и повернулась к двери задом.</text:p>
      <text:p text:style-name="P4"/>
      <text:p text:style-name="P22">БАБАХ!!!</text:p>
      <text:p text:style-name="P22"/>
      <text:p text:style-name="P22">Я ошалело смотрел на дверь, вылетевшую вместе с косяком во двор.</text:p>
      <text:p text:style-name="P22"/>
      <text:p text:style-name="P22">- Ты… Дверь… - у меня в голове не укладывалось, как щуплая пегаска, едва достававшая мне холкой до пояса, а головой — до груди, могла вытворить такое. Всё равно как дать ребёнку ложку и увидеть, как он завяжет её бантиком.</text:p>
      <text:p text:style-name="P22">- Ага. - ухмыльнулась Джет. - Я — крутая! По заднему джебу мне нет равных на нашем облаке и двух соседних!</text:p>
      <text:p text:style-name="P22">- То же мне — крутая! - донеслось откуда-то снизу. - Да я смогла бы выбить эту дверь лбом! Она всё равно кое-как сляпана из обломков скамеек!</text:p>
      <text:p text:style-name="P22"><text:soft-page-break/></text:p>
      <text:p text:style-name="P23">Мои ноги обнимала Дейдра, улыбаясь мне хищной улыбкой.</text:p>
      <text:p text:style-name="P23"/>
      <text:p text:style-name="P23">- И, кстати, чтобы открыть её, достаточно было просто отодвинуть засов.</text:p>
      <text:p text:style-name="P23"/>
      <text:p text:style-name="P23">В забеге на первенство тупости ты уверенно догоняешь пегаску, Хуман!</text:p>
      <text:p text:style-name="P23">Я криво улыбнулся Дейдре.</text:p>
      <text:p text:style-name="P23"/>
      <text:p text:style-name="P23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тстань, пожалуйста…</text:p>
      <text:p text:style-name="P23"/>
      <text:p text:style-name="P23">Я сразу понял, что улыбаться Дейдре было плохой идеей. Поняха состроила щенячьи глаза и усилила и без того стальную хватку вокруг моих ног.</text:p>
      <text:p text:style-name="P23"/>
      <text:p text:style-name="P23">- Не бросай меня, Хум! Мне тут так скууучнооо!</text:p>
      <text:p text:style-name="P23"/>
      <text:p text:style-name="P23">Губы её задрожжали, как будто она собралась зареветь.</text:p>
      <text:p text:style-name="P23">Идея Джет схватить меня зубами за шиворот куртки и побежать со мной что есть мочи была ещё хуже. Дейдра от меня так и не отцепилась, зато я хорошо приложился головой о дверной проём, так что дальнейшую погоню помню смутно.</text:p>
      <text:p text:style-name="P23"/>
      <text:p text:style-name="P23">- Не смей отбирать у меня юнгу! - орала Дейдра, упираясь в землю задними копытами. - Ты хоть улететь от них можешь, а я даже уплыть не смогу! Мне одной не справиться с парусами! Стой! Я готова взять тебя на люггер, пока крыло не заживёт! Будешь готовить гороховую похлёбку! Да стой же!</text:p>
      <text:p text:style-name="P23"/>
      <text:p text:style-name="P23">- Ммммфффф! - отвечала ей Джет.</text:p>
      <text:p text:style-name="P23"/>
      <text:p text:style-name="P23">Диалог прервался взвизгом и плеском воды. Наконец-то я почувствовал свои ноги свободными!</text:p>
      <text:p text:style-name="P23"/>
      <text:p text:style-name="P7">***</text:p>
      <text:p text:style-name="P4"/>
      <text:p text:style-name="P4">- Ты опять за своё! - крик Джет прямо в ухо перемешивает все воспоминания. - Выныривай! Они уже совсем близко!!!</text:p>
      <text:p text:style-name="P4"/>
      <text:p text:style-name="P4">Я содрогаюсь, вскакиваю с земли и машинально забрасываю мешок на плёчо.</text:p>
      <text:p text:style-name="P4"><text:soft-page-break/></text:p>
      <text:p text:style-name="P4">- Идём.</text:p>
      <text:p text:style-name="P4"/>
      <text:h text:style-name="P52" text:outline-level="2">2.5</text:h>
      <text:p text:style-name="Text_20_body"/>
      <text:p text:style-name="P5">&lt;Ещё одна глава. Больничный быт Дедлайна / Развитие болезни Джет. Одеяло&gt;</text:p>
      <text:p text:style-name="P18">(добавить <text:s/>быта в Чертогах Разума и общения с “овощами”)</text:p>
      <text:p text:style-name="P16"/>
      <text:p text:style-name="P16"/>
      <text:p text:style-name="P16">&lt;Вставки размышлений окаменевшей Сел — как выдержки энциклопедии из Донни Дарко&gt;</text:p>
      <text:h text:style-name="P52" text:outline-level="2">2</text:h>
      <text:p text:style-name="P4"/>
      <text:p text:style-name="P4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двери в положение “открыто”. Краткие минуты полного уединения от себе подобных закончились.</text:p>
      <text:p text:style-name="P4"/>
      <text:p text:style-name="P4">- Дед, сигу не долганёшь?</text:p>
      <text:p text:style-name="P14">- Не курю.</text:p>
      <text:p text:style-name="P14">- Я не спрашивал тебя, куришь ли ты? - пальцы вопрошавшего шевелились, как будто разминая невидимый пластилин. - Сигу не долганёшь?</text:p>
      <text:p text:style-name="P5"/>
      <text:p text:style-name="P14">Крыс спрыгнул с подоконника, царапнув грязным ногтем по кафелю уборной.</text:p>
      <text:p text:style-name="P14">- Ты ведь должен мне ещё с прошлого раза.</text:p>
      <text:p text:style-name="P14"/>
      <text:p text:style-name="P14">Я вытащил из рукава пижамы двадцатисантиметровый гвоздь и плюнул ему под ноги.</text:p>
      <text:p text:style-name="P14"/>
      <text:p text:style-name="P14">- Ничего я тебе не должен. И ты сам это знаешь. Пошёл нахуй.</text:p>
      <text:p text:style-name="P14"/>
      <text:p text:style-name="P14">Крыс криво улыбнулся.</text:p>
      <text:p text:style-name="P14"/>
      <text:p text:style-name="P14">- Ну-ну. Вы тут, в Чертогах, совсем озверели, что ли? Из окон выпрыгиваете, на людей кидаетесь. Ладно-ладно, пока. Ещё увидимся.</text:p>
      <text:p text:style-name="P14"/>
      <text:p text:style-name="P14"><text:soft-page-break/>Я старательно прятал гвоздь внутрь рукава в опустевшей уборной. К счастью, в пределах Чертогов Разума нет металлодетекторов – они стоят только на границах охранного периметра. 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p>
      <text:p text:style-name="P14">Для меня остаётся тайной, как Крыс пробирается из общей палаты к нам. Он почему-то считает, что нам выдают какие-то особенные “сиги” для яйцеголовых, с примесью ЛСД. И каждый раз, когда он появляется на режимном этаже, он думает, что его обитатели должны ему пачку за такое геройство. 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p>
      <text:p text:style-name="P14"/>
      <text:p text:style-name="P14">В коридоре было пусто. Крыс, подобно Белому Кролику из “Алисы”, уже испарился в тщательно скрываемой им тропе к общей палате. Радио сонно вещало из Ватикана. &lt;<text:span text:style-name="T16">Смысл речи Папы?</text:span>&gt;</text:p>
      <text:p text:style-name="P14"/>
      <text:p text:style-name="P20">…шшш… </text:p>
      <text:p text:style-name="P20">sanctificetur nomen tuum; </text:p>
      <text:p text:style-name="P20">adveniat regnum tuum; </text:p>
      <text:p text:style-name="P20">fiat voluntas tua, sicut in caelo et in terra…</text:p>
      <text:p text:style-name="P20">…хрррсссшшш… </text:p>
      <text:p text:style-name="P20">ne nuclear bellum. Amen</text:p>
      <text:p text:style-name="P20">…шшшссс…</text:p>
      <text:p text:style-name="P20"/>
      <text:p text:style-name="P14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4">Я уже открывал дверь в палату, когда услышал лениво брошенное в спину замечание.</text:p>
      <text:p text:style-name="P14"/>
      <text:p text:style-name="P14">- Дед, собирай шмотки, скоро переезжаешь. На твоё место новенького поселяют. А тебя в соседнюю палату.</text:p>
      <text:p text:style-name="P14"/>
      <text:p text:style-name="P14">Я повернулся.</text:p>
      <text:p text:style-name="P14"/>
      <text:p text:style-name="P14">- Когда переезд?</text:p>
      <text:p text:style-name="P14">- Завтра. Или послезавтра, если чувак в реанимации задержится. </text:p>
      <text:p text:style-name="P14">- А почему не новенького в соседнюю? На кой чёрт им я сдался?</text:p>
      <text:p text:style-name="P14"/>
      <text:p text:style-name="P14"><text:soft-page-break/><text:s/>Дредд удивлённо бухнулся на все четыре ножки стула.</text:p>
      <text:p text:style-name="P14"/>
      <text:p text:style-name="P3">- Что-то ты не рад переезду, а? Соседняя ж пустая – раздолье! Воздух чище, ночью никто не храпит и не бздит под ухом. Можно у окна койку занять, можно вторую тумбочку придвинуть.</text:p>
      <text:p text:style-name="P3"/>
      <text:p text:style-name="P3">Я криво улыбнулся</text:p>
      <text:p text:style-name="P3">- Да я уже как-то к старой палате привык. Оброс социальными связями, завёл хозяйство. Паука, вот, под кроватью приручил. Не хотелось бы на новом месте начинать всё заново, с нуля.</text:p>
      <text:p text:style-name="P3"/>
      <text:p text:style-name="P3">Дредд пожал плечами.</text:p>
      <text:p text:style-name="P3">- Ну, не знаю, мне, в общем-то, пофиг, где ты лежишь. Вроде, за тебя попросили яйцеголовые – за твои прошлые заслуги. Если хочешь, я передам главному, что ты против.</text:p>
      <text:p text:style-name="P3">- Передай, если не тяжело. Новенькому всё равно, куда ложиться, а мне – нет.</text:p>
      <text:p text:style-name="P14"/>
      <text:p text:style-name="P14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4">Но в новой палате не будет Терминатора с его бесценной уткой. А снова глотать галоперидол и 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8">Уроках</text:span>. 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p>
      <text:p text:style-name="P14">Так что нет, не за память я пекусь. Просто приём нейролептиков напрочь отключает не только память, но и сновидения – я проверял.</text:p>
      <text:p text:style-name="P14"/>
      <text:p text:style-name="P14">А мне нравятся сны.</text:p>
      <text:p text:style-name="P3"/>
      <text:p text:style-name="P15">~~~</text:p>
      <text:p text:style-name="P14">&lt;<text:span text:style-name="T8">Статуэтка Селестии</text:span>&gt;</text:p>
      <text:p text:style-name="P14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Дым от привала преследователей не виден уже последние два дня. Я спускаюсь вниз и спрыгиваю с нижней ветки на землю. </text:p>
      <text:p text:style-name="P14"/>
      <text:p text:style-name="P14">- Таки оторвались. Но впереди обрыв. Надо думать, как спуститься.</text:p>
      <text:p text:style-name="P14"/>
      <text:p text:style-name="P14"><text:soft-page-break/>Джет виновато смотрит на меня. Вот глупая пегаска! Она <text:span text:style-name="T20">считает себя обязанной разведывать обстановку с высоты. Каждый раз, когда я карабкаюсь на дерево, она прячется в кусты от стыда</text:span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p>
      <text:p text:style-name="P14"/>
      <text:p text:style-name="P14">- Каша будет готова через пять минут.</text:p>
      <text:p text:style-name="P14"/>
      <text:p text:style-name="P14">Словно бы в заглаживание вины своей немощности, Джет взяла готовку пищи на себя. </text:p>
      <text:p text:style-name="P14"/>
      <text:p text:style-name="P14">И хотя гороховая каша и гороховый же суп уже вызывают омерзение, без уворованного у твердолобов мешка гороха вам с пегаской уже пришлось бы перейти на подножный корм. И если Джет ещё может перебиться травой, то тебе, Хуман, пришлось бы жевать кору и шишки. И не сомневайся, через пяток дней подобного меню ты стал бы с гастрономическим интересом посматривать на соседку!</text:p>
      <text:p text:style-name="P14"/>
      <text:p text:style-name="P14">Джет сидит у костра напротив меня и молча жуёт кашу.</text:p>
      <text:p text:style-name="P14">- Ты теперь до старости будешь его носить? - указываю я на одеяло.</text:p>
      <text:p text:style-name="P14">Пегаска только сильнее кутается в него. Кажется, она дрожит.</text:p>
      <text:p text:style-name="P14">- Тебе холодно? Брось, у костра же жарко? Давай я на тебя куртку накину?</text:p>
      <text:p text:style-name="P14">Джет молча отодвигается от меня подальше и всё так же кутается в одеяло. За прошедшие дни оно порядком испачкалось и сбоку на нём красуется тёмное жирное пятно.</text:p>
      <text:p text:style-name="P14"/>
      <text:p text:style-name="P14">Ладно же, мне эти странности уже осточертели!</text:p>
      <text:p text:style-name="P14">Я недоумённо пожимаю плечами, залажу в укромное гнёздышко в гуще орешника и стараюсь заснуть. 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p>
      <text:p text:style-name="P14"/>
      <text:p text:style-name="P14">Едва слышится шорох сзади. Сначала чуть заметно коснувшись, Джет медленно прижимается ко мне всей спиной. Она сильно дрожит.</text:p>
      <text:p text:style-name="P14">Так мы согреваем друг-друга с тех пор, как сбежали от твердолобов – ночи стали заметно свежее.</text:p>
      <text:p text:style-name="P14">Но сейчас я отвергаю негласный договор. Это и раздражение на скрытность пегаски, и… </text:p>
      <text:p text:style-name="P14">Запах! Опять он! 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p>
      <text:p text:style-name="P14"/>
      <text:p text:style-name="P14">- Джет, блин, у нас речка в двух шагах! Я понимаю, холодно, но нельзя ли помыться? Реально трудно находиться рядом с тобой…</text:p>
      <text:p text:style-name="P14"><text:soft-page-break/></text:p>
      <text:p text:style-name="P14">Так же беззвучно, как возникло, касание пропадает. Пропадает и запах…</text:p>
      <text:p text:style-name="P14">Я закрываю глаза.</text:p>
      <text:p text:style-name="P14"/>
      <text:p text:style-name="P14">Просыпаюсь от холода. Щупаю рукой сзади себя. Наконец поворачиваюсь.</text:p>
      <text:p text:style-name="P14">Никого.</text:p>
      <text:p text:style-name="P14"/>
      <text:p text:style-name="P14">Поздравляю, Хум, ты – неотёсаная дубина! Нагрубить пегаске, что спасла твою жизнь и неоднократно заступалась за тебя, может только такой феерический долбень, как ты. И будь уверен, красавчик, ты даже не представляешь, как пахнешь сам после недели похождений по лесу. И исправить положение ты можешь только тем, что <text:s/>сейчас пойдёшь и извинишься перед Джет.</text:p>
      <text:p text:style-name="P14"/>
      <text:p text:style-name="P14">Полянка перед орешником пуста. Едва дымятся угли погасшего костра. В лунном свете цепочка отпечатков копыт в песке ведёт к реке.</text:p>
      <text:p text:style-name="P14">Я иду следом. Вот отпечатки теряются в воде, вот, чуть ниже по течению следы снова выходят на берег и песок усеян влажными пятнами – Джет отряхивалась от воды здесь. Несколько перьев сверкают каплями росы на песке. А рядом с ними лежит…</text:p>
      <text:p text:style-name="P14">…</text:p>
      <text:p text:style-name="P14">Ох, щит!!! М-м-мамочка…</text:p>
      <text:p text:style-name="P14">…</text:p>
      <text:p text:style-name="P14">Меня выворачивает наизнанку. Я падаю на колени и неистово блюю в воду. Течение уносит мой ужин к водопаду.</text:p>
      <text:p text:style-name="P14">Рядом со мной на песке лежит часть крыла. Парочка опарышей ещё ползают по голубоватым перьям. Обломок кости белеет в лунном свете.</text:p>
      <text:p text:style-name="P14">Проклятье! Какой же я долбень!</text:p>
      <text:p text:style-name="P14"/>
      <text:p text:style-name="P14">Я срываюсь с места и бегу вдоль реки по следам. Всё ближе гул водопада. Нога подскальзывается на сером одеяле, брошеном у воды. Мне кажется, или я действительно замечаю сквозь поредевшие деревья фигурку Джет?</text:p>
      <text:p text:style-name="P14"/>
      <text:p text:style-name="P14">Я ускоряюсь.</text:p>
      <text:p text:style-name="P14">Пегаска, понурив голову, бредёт к скальному выступу, нависающему над каньоном. Чуть подумав, она делает шаг в бездну.</text:p>
      <text:p text:style-name="P14">В последнем рывке я совершаю вратарский прыжок и хватаю пегаску за задние ноги. Дыхание перехватывает от удара животом и грудью о камни.</text:p>
      <text:p text:style-name="P14">Пегаска оборачивается. Её передняя нога застывает над пропастью.</text:p>
      <text:p text:style-name="P14"/>
      <text:p text:style-name="P14"><text:soft-page-break/>- Джет, не дури, - хрипло прошу я осипшим от волнения голосом. - Я ступил. Я все эти дни тупил. Прости.</text:p>
      <text:p text:style-name="P14">- Хум, отпусти, - тихо отвечает она. - Ты прав, от меня действительно воняет. Я гнию заживо. И лучше закончить так, чем протянуть ещё несколько дней и сдохнуть от гангрены.</text:p>
      <text:p text:style-name="P14">Пегаска поворачивается навстречу пропасти.</text:p>
      <text:p text:style-name="P14"/>
      <text:p text:style-name="P14">- Пегас должен летать. Это всё, что у него есть. Я хочу совершить свой последний полёт. Извини, Хум, я больше не могу быть полезна тебе. Тебе нужен новый друг. Я хочу улететь.</text:p>
      <text:p text:style-name="P14">- Нет! Пожалуйста!!! Я вылечу тебя! Я… Я прижгу рану!</text:p>
      <text:p text:style-name="P14"/>
      <text:p text:style-name="P14">Сквозь рыдания я выкрикиваю какие-то сумасбродные идеи, пока пегаска молча стоит над бездной.</text:p>
      <text:p text:style-name="P14">Наконец она усмехается.</text:p>
      <text:p text:style-name="P14"/>
      <text:p text:style-name="P14">- Тебе придётся поджарить половину меня, чтоб выжечь заражение – оно давно перешло с крыла ниже по вене. Агамемнон скажет тебе спасибо за приготовленый обед, ха-ха!.. Я пыталась сохранить крыло любой ценой: <text:s/>для пегасов жизнь – это полёт. А потом стало слишком поздно…</text:p>
      <text:p text:style-name="P14">Пегаска вздыхает.</text:p>
      <text:p text:style-name="P14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4"/>
      <text:p text:style-name="P14">Я не верю своим ушам. Пегаска просит прощения у меня за то, что доставила мне неудобства своим видом и намерениями?! Чокнутые, чокнутые пони… Милые, милые пони...</text:p>
      <text:p text:style-name="P14">Очень осторожно, словно бы извиняясь, Джет высвобождает сначала одну ногу из моего захвата. Потом вторую. Я тупо смотрю на пустые ладони.</text:p>
      <text:p text:style-name="P14"/>
      <text:p text:style-name="P14">- Ты был хорошим другом. Прощай.</text:p>
      <text:p text:style-name="P14"/>
      <text:p text:style-name="P14">- 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Сонду считает, не очень умное решение…</text:p>
      <text:p text:style-name="P14"/>
      <text:p text:style-name="P14">Мы оборачиваемся на голос. В свете первых лучей солнца на нас смотрит зебра.</text:p>
      <text:p text:style-name="P14"/>
      <text:h text:style-name="P52" text:outline-level="2">3</text:h>
      <text:p text:style-name="P14"/>
      <text:p text:style-name="P14"><text:soft-page-break/>Лысый сверлил меня немигающим взглядом всё время, пока я демонстративно аккуратно собирал узоры из двуцветных кубиков по эталонным картинкам. Алекс ёрзал на краешке стула, стараясь не смотреть в мою сторону. Руки его тряслись.</text:p>
      <text:p text:style-name="P14"/>
      <text:p text:style-name="P14">- Вы сами видите… - обратился Лысый к Алексу. - Я бы его за периметр не выпускал. Вам решать, разумеется.</text:p>
      <text:p text:style-name="P14">- 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p>
      <text:p text:style-name="P14"/>
      <text:p text:style-name="P14">Лысый грузно поднялся. Скрипнула дверь и мы остались один на один.</text:p>
      <text:p text:style-name="P14"/>
      <text:p text:style-name="P14">- П-привет, Дедлайн - пробормотал Алекс.</text:p>
      <text:p text:style-name="P14">- Привет, сослуживец, - криво усмехнулся я. Старое командное прозвище не вызвало во мне ностальгии.</text:p>
      <text:p text:style-name="P14"/>
      <text:p text:style-name="P14">Алекс на миг встретился со мной взглядом и снова опустил глаза.</text:p>
      <text:p text:style-name="P14"/>
      <text:p text:style-name="P14">- Ты же знаешь, у нас не было другого выхода. Извини.</text:p>
      <text:p text:style-name="P14">- Да ладно. Мне-то что. Тут неплохо кормят.</text:p>
      <text:p text:style-name="P14">- 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p>
      <text:p text:style-name="P14">- А вот этого, как раз, не надо, - прервал я извинения Алекса. - Мне и в текущей неплохо. Говори, зачем позвал?</text:p>
      <text:p text:style-name="P14"/>
      <text:p text:style-name="P14">Алекс барабанил пальцами по столу, остранённо наблюдая за кружащимися листьями за окном. Тощая кошка выскочила из полуприкрытого подвального окошка и понеслась за одним из них. Ворона, истошно каркая, спикировала на неё с ближайшей берёзы и скрылась серой тенью в глубине парка. <text:span text:style-name="T20">Облако в виде смешной крылатой лошадки приближалось по небосводу к серым корпусам больницы</text:span>.</text:p>
      <text:p text:style-name="P14"/>
      <text:p text:style-name="P14">Наконец Алекс пожал плечами и <text:span text:style-name="T20">посмотрел мне в глаза</text:span>.</text:p>
      <text:p text:style-name="P14">- Дед, у нас проблемы. Хэвэн начала убивать.</text:p>
      <text:p text:style-name="P14"/>
      <text:p text:style-name="P14">Я откинулся на спинку стула и громко похлопал в ладоши.</text:p>
      <text:p text:style-name="P14">- Алекс, поздравляю! Две палаты пускающих слюни овощей вас ничему не научили. Но хоть теперь-то, после появления трупов, вы признали то, про что я говорил тебе ещё два года назад: мы в жопе. Весь проект в жопе. Его пора закрывать. Нет, серьёзно, я рад за тебя. Лучше поздно, чем никогда.</text:p>
      <text:p text:style-name="P14"/>
      <text:p text:style-name="P14"><text:soft-page-break/>Мой бывший руководитель проекта досадливо сморщился и откинулся на спинку стула.</text:p>
      <text:p text:style-name="P14">- Ты не так меня понял. Мы не можем прикрыть проект. Никто нам не даст. Особенно сейчас, когда у наших противников на подходе аналогичные комплексы. Нам нужна твоя помощь…</text:p>
      <text:p text:style-name="P14"/>
      <text:p text:style-name="P14">… Алекс терпеливо подождал, пока я прекращу ржать.</text:p>
      <text:p text:style-name="P14"/>
      <text:p text:style-name="P14">- 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p>
      <text:p text:style-name="P14"/>
      <text:p text:style-name="P14">Я покачал головой.</text:p>
      <text:p text:style-name="P14">- Нет. И не надейтесь. Я уж было подумал, на тебя нашло просветление. Раскатал губу. Ты вместо того, чтоб закрыть проект, пришёл просить меня дать ему новую жизнь. Не дождётесь. Хером вам всем поперёк морды.</text:p>
      <text:p text:style-name="P14"/>
      <text:p text:style-name="P14">Алекс долго молчал. </text:p>
      <text:p text:style-name="P14">Барабанная дробь пальцев слилась в монотонное гудение. Кошка во дворе нырнула обратно в подвал, неся в зубах добычу. Небесная лошадка умчалась по своим делам, роняя космы перьев по всему небосводу. <text:s/>По-моему, она была столь рассеянной, что даже по дороге потеряла крыло.</text:p>
      <text:p text:style-name="P14"/>
      <text:p text:style-name="P14">- Ты же понимаешь, что все последующие трупы будут висеть на тебе? - наконец произнёс мой бывший босс. - Проект всё равно продолжится. Уроки будут проходить несмотря ни на что и люди…</text:p>
      <text:p text:style-name="P14">- 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p>
      <text:p text:style-name="P14"/>
      <text:p text:style-name="P14">Я сжал кулаки и встал. Дверь отворилась и заглянул Лысый. Алекс отрицательно мотнул ему головой.</text:p>
      <text:p text:style-name="P14">- Всё в порядке. Мы общаемся.</text:p>
      <text:p text:style-name="P14"/>
      <text:p text:style-name="P14">Дверь закрылась. Я сел и отвернулся к окну.</text:p>
      <text:p text:style-name="P14"/>
      <text:p text:style-name="P14">- 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<text:soft-page-break/>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p>
      <text:p text:style-name="P14"/>
      <text:p text:style-name="P14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Чужая душа – потёмки. Тот, которого я знал, не смог бы нырнуть так глубоко.</text:p>
      <text:p text:style-name="P14"/>
      <text:p text:style-name="P14">- В разумных пределах, говоришь?</text:p>
      <text:p text:style-name="P14">- В разумных.</text:p>
      <text:p text:style-name="P14">- А забор будет?</text:p>
      <text:p text:style-name="P14">- Да. Забор убрать не проси. Это невозможно, Дед. Это за пределами разумного. Будет и забор, и вооружённая охрана. Даже не мысли о побеге.</text:p>
      <text:p text:style-name="P14">- Понятно.</text:p>
      <text:p text:style-name="P14"/>
      <text:p text:style-name="P5">Я решил схитрить. Просто из интереса. Кроме него, больше ловить тут было нечего.</text:p>
      <text:p text:style-name="P5"/>
      <text:p text:style-name="P5">- Хорошо, Алекс, почти убедил. Я практически готов согласиться. Олени, девочки, признание – с детства мечтал. Но услуга за услугу. Один вопрос. Зачем вам всё это? Ни в жизни не поверю, что вам не начхать 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p>
      <text:p text:style-name="P5"/>
      <text:p text:style-name="P5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Я отказался.</text:p>
      <text:p text:style-name="P5"/>
      <text:p text:style-name="P5">- Дед, 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p>
      <text:p text:style-name="P5">- 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p>
      <text:p text:style-name="P5">- Дед, - мягко остановил меня Алекс. - не надо. Не даешь мне помечтать, жестокий человек…</text:p>
      <text:p text:style-name="P5"/>
      <text:p text:style-name="P5">Выплюнув жвачку в салфетку и аккуратно препроводив бумажный шарик в ведро, Алекс печально развёл руками.</text:p>
      <text:p text:style-name="P5"><text:soft-page-break/>- 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p>
      <text:p text:style-name="P14">- Разумеется, знал, - отдался воспоминаниям и я. - Это ж от идеи, что партнёра по бизнесу можно уничтожить физически, у Нэша поехала крыша.</text:p>
      <text:p text:style-name="P14">- 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p>
      <text:p text:style-name="P14">- 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p>
      <text:p text:style-name="P14"/>
      <text:p text:style-name="P14">Алекс скучающе завёл глаза.</text:p>
      <text:p text:style-name="P14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гордо 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14"/>
      <text:p text:style-name="P14">Алекс посмотрел на часы, нахмурился и продолжил.</text:p>
      <text:p text:style-name="P14">- 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p>
      <text:p text:style-name="P14"/>
      <text:p text:style-name="P14">- Ну-ну. Ты очень убедительно рассказываешь, я проникся. Но ты так и не ответил на мой вопрос,- напомнил я ему. Разговор начал мне надоедать.</text:p>
      <text:p text:style-name="P14"/>
      <text:p text:style-name="P14">Мой бывший босс всё понял. Всё же проницательности ему было не занимать. Он бросил на меня злой взгляд, но тем не менее, начал</text:p>
      <text:p text:style-name="P14"/>
      <text:p text:style-name="P14">- 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p>
      <text:p text:style-name="P14"><text:soft-page-break/></text:p>
      <text:p text:style-name="P14">- 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p>
      <text:p text:style-name="P14"/>
      <text:p text:style-name="P14">Я оборвал смех.</text:p>
      <text:p text:style-name="P14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мудаком, меня пугает. Это реально страшно.</text:p>
      <text:p text:style-name="P14"/>
      <text:p text:style-name="P14">- 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p>
      <text:p text:style-name="P14"/>
      <text:p text:style-name="P14">Алекс пошёл к выходу. У двери он замялся и вдруг обернулся.</text:p>
      <text:p text:style-name="P14">- Самое страшное – это то, что ты до сих пор считаешь себя нормальным. - грустно улыбнулся Алекс. - <text:s/>Человеком. Мне реально страшно это видеть. И всем нам – остальные наблюдали по интеркому.</text:p>
      <text:p text:style-name="P14"/>
      <text:p text:style-name="P14">- Что?</text:p>
      <text:p text:style-name="P14"/>
      <text:p text:style-name="P14">- Дедлайн, ты собираешь узор из восьми кубиков по картинке за пару секунд. При этом ещё успеваешь инвертировать цвета.</text:p>
      <text:p text:style-name="P14"/>
      <text:p text:style-name="P14">Алекс вышел.</text:p>
      <text:p text:style-name="P15"><text:line-break/>~~~</text:p>
      <text:p text:style-name="P16"/>
      <text:p text:style-name="P16">… Стражница напротив вот уже полчаса молча сверлит меня взглядом. </text:p>
      <text:p text:style-name="P16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16"/>
      <text:p text:style-name="P16">Я тайком смотрю на своё отражение в зеркальце, висящем на шее этой мрачной зебры. Нифига, лоб чистый, никаких каракулей не наблюдается.</text:p>
      <text:p text:style-name="P16"/>
      <text:p text:style-name="P16">- А можно..? - наконец, начинаю я.</text:p>
      <text:p text:style-name="P16">- Нельзя, - оборывает зебра. - Зеррика сама выйдет, когда закончит.</text:p>
      <text:p text:style-name="P16"/>
      <text:p text:style-name="P16"><text:soft-page-break/>Подчёркивая сказанное, стражница перекрывает вход в палатку копьём.</text:p>
      <text:p text:style-name="P16"/>
      <text:p text:style-name="P16">Проклятье на твою голову, Хум, если ты неделю не замечал, что Джет <text:span text:style-name="T8">гнила заживо</text:span>! Если бы ты догадался стянуть с неё это чёртово одеяло! Если бы догадался об источнике тошнотворного запаха! Если бы…</text:p>
      <text:p text:style-name="P16"/>
      <text:p text:style-name="P16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16">Мне чертовски тревожно за пегаску. 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p>
      <text:p text:style-name="P16">Я закрываю глаза, пытаясь вспомнить… </text:p>
      <text:p text:style-name="P16"/>
      <text:p text:style-name="P17">***</text:p>
      <text:p text:style-name="P16"/>
      <text:p text:style-name="P16">.</text:p>
      <text:p text:style-name="P16">.</text:p>
      <text:p text:style-name="P16">.</text:p>
      <text:p text:style-name="P16">СИЯНИЕ</text:p>
      <text:p text:style-name="P16">.</text:p>
      <text:p text:style-name="P16">Кто я?</text:p>
      <text:p text:style-name="P16">.</text:p>
      <text:p text:style-name="P16">Где я?</text:p>
      <text:p text:style-name="P16">.</text:p>
      <text:p text:style-name="P16">Где все?</text:p>
      <text:p text:style-name="P16">.</text:p>
      <text:p text:style-name="P16">Чувствую прикосновение. Что-то энергично тормошит меня. Слышу приглушенное бормотание.</text:p>
      <text:p text:style-name="P16">.</text:p>
      <text:p text:style-name="P22">Я открываю глаза и вижу фигуру в голубом.</text:p>
      <text:p text:style-name="P8"/>
      <text:p text:style-name="P8">- Быстро! За мной! - торопливо шепчет мне она.</text:p>
      <text:p text:style-name="P8">Я послушно ползу среди костей и раздавленных черепов за голубой пони… Пони? Какой ещё, к дьяволу, пони?</text:p>
      <text:p text:style-name="P8">- Пегаской! - шипит, оборачиваясь, она.</text:p>
      <text:p text:style-name="P9"><text:soft-page-break/></text:p>
      <text:p text:style-name="P8">Видно, последние слова я произнёс вслух. И, да, теперь я замечаю у поняхи два аккуратно сложенных на спине крыла. Лёгкие пластинчатые доспехи плотно облегают её грудь и бока.</text:p>
      <text:p text:style-name="P8">Черепа… Кости… Пегаска в броне… Чушь какая-то!</text:p>
      <text:p text:style-name="P8"/>
      <text:p text:style-name="P8">Поняха, тем временем, юрко забилась под камень, в какую-то щель. Я озадаченно застыл перед пещеркой, не решаясь ползти дальше. Через мгновение злая мордаха поньки появилась в проёме, схватила меня зубами за шиворот и затащила внутрь.</text:p>
      <text:p text:style-name="P8"/>
      <text:p text:style-name="P8">- Какого чё…?!!</text:p>
      <text:p text:style-name="P8">- Тс-с-с! - сумасшедшая пегаска <text:s/>прижала одно копыто себе к губам, а вторым заткнула мне рот. - Тише! Он с минуты на минуту появится! И слух у него очень чуткий!</text:p>
      <text:p text:style-name="P8">- Появится кто? - спросил я, потирая ушибленную о каменный свод макушку.</text:p>
      <text:p text:style-name="P8"/>
      <text:p text:style-name="P8">Ответить поняха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В последовавшем затем приглушенном рокоте я угадал дыхание огромного существа. Мне стало нехорошо.</text:p>
      <text:p text:style-name="P8"/>
      <text:p text:style-name="P8">Я пригнулся к уху поньки и еле слышно прошептал:</text:p>
      <text:p text:style-name="P8">- Кто это?</text:p>
      <text:p text:style-name="P8">- Агамемнон, - так же, едва шевеля губами, прошептала поняха. - Он сегодня голодный - остался без обеда. И у него хороший слух.</text:p>
      <text:p text:style-name="P8"/>
      <text:p text:style-name="P8">Я снова почесал ушибленный лоб.</text:p>
      <text:p text:style-name="P8">- Мне это имя вообще ничего не говорит.</text:p>
      <text:p text:style-name="P8"/>
      <text:p text:style-name="P8">Пегаска критически осмотрела меня.</text:p>
      <text:p text:style-name="P8">- 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p>
      <text:p text:style-name="P8"/>
      <text:p text:style-name="P10">Пегаска попробовала было потрогать меня в паху, но я с возмущением отбросил её копыто.</text:p>
      <text:p text:style-name="P10"/>
      <text:p text:style-name="P8">- 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p>
      <text:p text:style-name="P8"><text:soft-page-break/></text:p>
      <text:p text:style-name="P8">От беспокойной возни снаружи скала задрожала. Кто-то шумно зевнул и с металлическим скрежетом почесался.</text:p>
      <text:p text:style-name="P8"/>
      <text:p text:style-name="P8">- Так откуда ты? - пытливо спросила поняха.</text:p>
      <text:p text:style-name="P8">- 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p>
      <text:p text:style-name="P8">Я закрыл глаза и сосредоточился…</text:p>
      <text:p text:style-name="P16">…</text:p>
      <text:p text:style-name="P16">- Не помню.</text:p>
      <text:p text:style-name="P16">- Что? - удивилась поняха. - Не помнишь, где твой дом?</text:p>
      <text:p text:style-name="P16">- Нет.</text:p>
      <text:p text:style-name="P16">- А как попал в гнездо Агамемнона — помнишь?</text:p>
      <text:p text:style-name="P16">- Нет.</text:p>
      <text:p text:style-name="P16">- А кто ты — помнишь?</text:p>
      <text:p text:style-name="P16">- Нет.</text:p>
      <text:p text:style-name="P8"><text:span text:style-name="T13">- Ну и ну. Ни в жизнь ещё таких чудаков не встречала. - покачала головой пегаска. - Ты не обижайся, но ты <text:s/>мозгами напоминаешь мне </text:span><text:span text:style-name="T14">полугодовалого жеребёнка</text:span><text:span text:style-name="T13">. То есть, вообще не </text:span><text:span text:style-name="T14">паришь</text:span><text:span text:style-name="T13"> по жизни. Хотя, на вид, взрослый. Как ты, вообще, дожил до своих лет, если не помнишь ничего?</text:span></text:p>
      <text:p text:style-name="P16">- Я помню сияние, - пробормотал я. Мне стало муторно. Я помнил, что такое ящик пепси, что такое ноутбук или картофельные чипсы. Но кто такой я — не помнил абсолютно.</text:p>
      <text:p text:style-name="P16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16">- Следующий? - я мучительно пытался ухватить логическую нить. - А кто предыдущий?</text:p>
      <text:p text:style-name="P16">- Предыдущий — это я, глупыш, - пегаска похлопала меня копытом по голове. - Иначе с какой радости я сидела бы у него в гнезде? Видишь — это он меня шваркнул.</text:p>
      <text:p text:style-name="P16">Пегаска склонила шею и я увидел огромную шишку с кровоподтёком на затылке поняхи.</text:p>
      <text:p text:style-name="P16">- Только у меня голова крепче твоей. Я-то всё помню, - пегаска ободряюще похлопала меня по плечу. - <text:s/>Ну, если честно, то на мне ещё шлем был, так что не расстраивайся.</text:p>
      <text:p text:style-name="P16"/>
      <text:p text:style-name="P8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"/>
      <text:p text:style-name="P8"><text:soft-page-break/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"/>
      <text:p text:style-name="P8">…</text:p>
      <text:p text:style-name="P8">СИЯНИЕ</text:p>
      <text:p text:style-name="P16">…</text:p>
      <text:p text:style-name="P8"><text:span text:style-name="T15">Оно п</text:span><text:span text:style-name="T13">овсюду. </text:span><text:span text:style-name="T15">Нет верха и низа, нет направлений и расстояний. Нет м</text:span><text:span text:style-name="T13">ыслей. Нет чувств. Нет времени. Есть только бесконечное сияние…</text:span></text:p>
      <text:p text:style-name="P16">.</text:p>
      <text:p text:style-name="P16">Кто я?</text:p>
      <text:p text:style-name="P16">.</text:p>
      <text:p text:style-name="P16">Где я?</text:p>
      <text:p text:style-name="P16">.</text:p>
      <text:p text:style-name="P8">Вижу размытый силуэт. Высокая светлая фигура что-то говорит мне. 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p>
      <text:p text:style-name="P8">Внезапно фигура как будто наклоняется ко мне и почти выкрикивает фразу. Видение рушится, но фраза впечатывается в память:</text:p>
      <text:p text:style-name="P8">- ИДИ В ДРОГОНШТЕРН!</text:p>
      <text:p text:style-name="P8"/>
      <text:p text:style-name="P8">…</text:p>
      <text:p text:style-name="P8"/>
      <text:p text:style-name="P8">- Я ВСПОМНИЛ! ВСПОМНИЛ! ДРОГОНШТЕРН!!! - я хлопнул себя по лбу. - Мне нужно попасть в Дрогонштерн!</text:p>
      <text:p text:style-name="P8"/>
      <text:p text:style-name="P8">Поняха закатила глаза и стукнулась лбом о камень.</text:p>
      <text:p text:style-name="P8">- <text:span text:style-name="T19">Я ЖЕ ПРЕДУПРЕЖДАЛА, ПОТИШЕ!!!</text:span> - заорала понька. - Что за тупой <text:span text:style-name="T8">индивид</text:span> попался!</text:p>
      <text:p text:style-name="P8"/>
      <text:p text:style-name="P8">Снаружи беспокойно завозились, что-то неразборчиво запыхтели и внезапно валун, под которым мы прятались, вознёсся над нашими головами.</text:p>
      <text:p text:style-name="P8">Поняха бросилась на меня, сбив с ног и закрыв телом и крыльями.</text:p>
      <text:p text:style-name="P8"/>
      <text:p text:style-name="P8">- 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p>
      <text:p text:style-name="P8"><text:soft-page-break/>- А как же ты? Он же съест тебя?</text:p>
      <text:p text:style-name="P8">- Не беспокойся, я в последний момент извернусь и улечу. Действуй!</text:p>
      <text:p text:style-name="P8"/>
      <text:p text:style-name="P8">Через накрывшую меня голубую гриву я видел красного дракона величиной с баобаб. Одной лапой он сжимал наш валун. Второй задумчиво почёсывал затылок.</text:p>
      <text:p text:style-name="P8"/>
      <text:p text:style-name="P8">- <text:span text:style-name="T19">ВИЖУ СБЕЖАВШИЙ ВЧЕРАШНИЙ ОБЕД. ЕЩЁ НЕ ПРОТУХ. ХОРОШО.</text:span></text:p>
      <text:p text:style-name="P11"/>
      <text:p text:style-name="P12">- Ну так и жри, пока не скисло! - заорала поняха, повернув к нему голову.</text:p>
      <text:p text:style-name="P12"/>
      <text:p text:style-name="P12">- <text:span text:style-name="T19">ОН ЕЩЁ И РУГАЕТСЯ,</text:span> - недовольно заметил дракон. - <text:span text:style-name="T19">СЛИШКОМ СЫРОЙ</text:span>. <text:span text:style-name="T19">НАДО ПРОЖАРИТЬ.</text:span></text:p>
      <text:p text:style-name="P12">Внезапно он открыл пасть и к нам устремился поток зелёного пламени.</text:p>
      <text:p text:style-name="P12">Пегаска пискнула и прижалась ко мне покрепче. Я завороженно смотрел навстречу гибели…</text:p>
      <text:p text:style-name="P12"/>
      <text:p text:style-name="P12">Выглядело так, что на полпути к нам поток пламени наткнулся на прозрачную золотистую стену. Зелёная струя встретилась с укрывшей нас с пегаской золотой полусферой, расплющилась, загнулась по краям и устремилась назад к дракону огромным пламенным бутоном. Фигура Агамемнона скрылась в огне и <text:s/>дыме. Послышалось громогласное кашлянье и чертыхание. Золотая полусфера исчезла.</text:p>
      <text:p text:style-name="P12"/>
      <text:p text:style-name="P12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12"/>
      <text:p text:style-name="P12">… И потому я остановился у края пропасти, руководствуясь исключительно рефлексами.</text:p>
      <text:p text:style-name="P12">Пару камешек сорвалось у меня из-под ноги и скрылось в голубоватой дымке. Я перевёл дух.</text:p>
      <text:p text:style-name="P12"/>
      <text:p text:style-name="P12">- Почему остановился?!! Прыгай! - пегаска остановилась рядом и указала копытом прямо вниз. - Прыгай, если хочешь жить!</text:p>
      <text:p text:style-name="P12"><text:s/></text:p>
      <text:p text:style-name="P12"><text:span text:style-name="T19">- НЕНАВИЖУ ПОНЯЧЬЮ МАГИЮ! НЕ ВЫНОШУ ПОНИ!!! ВИДЕТЬ ИХ БОЛЬШЕ НЕ ХОЧУ В СВОЁМ ГНЕЗДЕ!</text:span> - орал Агамемнон, протирая глаза.</text:p>
      <text:p text:style-name="P12"/>
      <text:p text:style-name="P12">Я молча стоял и смотрел вниз, хлопая глазами. </text:p>
      <text:p text:style-name="P12">Пегаска всё поняла. Она присела, как будто готовясь к прыжку. Я сделал маленький шажок назад, не желая прыгать.</text:p>
      <text:p text:style-name="P12"><text:soft-page-break/>Лучше будь съеденным вейпом-переростком, чем расшибиться в лепёшку! А перед этим ещё успеть наложить попутно в штаны и пару разиков сдохнуть от инфаркта, пока летишь вниз.</text:p>
      <text:p text:style-name="P12"/>
      <text:p text:style-name="P12">Пегаска оттолкнулась от края. Молниеносно раскрывшееся крыло с неожиданной силой смело меня с уступа и я, ругаясь и размахивая конечностями, полетел вниз. </text:p>
      <text:p text:style-name="P12">Довольно скоро я оказался в захвате передних ноги пегаски и к моим воплям присоединился её протяжный визг.</text:p>
      <text:p text:style-name="P12">Падение замедлилось, а потом и вовсе перешло в крутое планирование с заваливанием вправо. Верхушки деревьев слились в сплошную зелёную пелену. Последнее, что я видел – сверкнувшая гладь воды…</text:p>
      <text:p text:style-name="P10">…</text:p>
      <text:p text:style-name="P9"/>
      <text:p text:style-name="P4">- Да ты совсем чокнулась, коняга долбанутая! - заорал я, как только вынырнул, - я же мог разбиться!!!</text:p>
      <text:p text:style-name="P4">- Ты хочешь сказать, что сгореть было бы лучшим вариантом? - пегаска, пошатываясь, вышла из воды и устало растянулась на берегу. - Я же не дала нам погибнуть, видишь. У меня всё под контролем.</text:p>
      <text:p text:style-name="P4">- Вижу! - я издевательски набрал в рот воды и выплюнул на голубой круп. - Что же ты не могла нормально приземлиться, если у тебя всё под контролем?</text:p>
      <text:p text:style-name="P4"/>
      <text:p text:style-name="P4">Пегаска сникла.</text:p>
      <text:p text:style-name="P4">- Не могла…</text:p>
      <text:p text:style-name="P4">Она молча, не попытавшись смахнуть воду, отвернулась и развернула крыло. Где-то на половине длины второго сустава оно безжизненно свисало под неестественным углом.</text:p>
      <text:p text:style-name="P4">- Если бы могла летать - не задержалась бы в гнезде Агамемнона… Сломала вчера на вираже, когда уходила от погони.</text:p>
      <text:p text:style-name="P4"/>
      <text:p text:style-name="P4">У меня пересохло в горле.</text:p>
      <text:p text:style-name="P4"><text:span text:style-name="T6">- А как же..? Ох… - я хотел было спросить, </text:span><text:span text:style-name="T7">как она планировала уходить от Агамемнона</text:span><text:span text:style-name="T6">, но запнулся.</text:span></text:p>
      <text:p text:style-name="P8"/>
      <text:p text:style-name="P8">Иногда ты довольно туго соображаешь, чувак! Жертвенность этой пони заслуживает большей награды, чем ты можешь дать сейчас.</text:p>
      <text:p text:style-name="P8"/>
      <text:p text:style-name="P8">Я примирительно потрепал пегаску по голубой гриве и неумело погладил по крупу, стряхивая воду.</text:p>
      <text:p text:style-name="P8">- Извини, подруга. Я ступил.</text:p>
      <text:p text:style-name="P8"/>
      <text:p text:style-name="P4">Та немедленно повернулась и по улыбке во всю ширину мордахи я понял, что прощён.</text:p>
      <text:p text:style-name="P4"/>
      <text:p text:style-name="P4"><text:soft-page-break/>- 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p>
      <text:p text:style-name="P4">- Да уж, - я поёжился, - твой дедушка тобой гордился бы.</text:p>
      <text:p text:style-name="P4">- 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p>
      <text:p text:style-name="P4"/>
      <text:p text:style-name="P4">Я присвистнул.</text:p>
      <text:p text:style-name="P4">- Фигасе у тебя был дедуля. Как ты вообще выжила?</text:p>
      <text:p text:style-name="P4">Пегаска смутилась.</text:p>
      <text:p text:style-name="P4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4"><text:line-break/>Я попытался подбодрить лошадку и похлопал её по шее.</text:p>
      <text:p text:style-name="P4">- Не грусти. Крыло заживёт и ты снова будешь летать наперегонки с дедом! Или падать – что больше нравится.</text:p>
      <text:p text:style-name="P4"/>
      <text:p text:style-name="P4">У пегаски задрожали губы и уголки глаз подозрительно заблестели.</text:p>
      <text:p text:style-name="P4">- Не получится. Никогда-никогда. Он однажды улетел разгонять грозу и в облаке на полной скорости врезался в гору.</text:p>
      <text:p text:style-name="P4"/>
      <text:p text:style-name="P4">Да уж, чувак, ты умеешь утешать!</text:p>
      <text:p text:style-name="P4"/>
      <text:p text:style-name="P4">Я снова погладил пегаску. Та в ответ неожиданно сильно прижалась ко мне, помогая себе передней ногой.</text:p>
      <text:p text:style-name="P4">- Ай! - я свободной рукой отстранил поняху.</text:p>
      <text:p text:style-name="P4">- И-извини… Я расклеилась. Мне нужно было утешиться. Я думала, ты меня поймешь, - пробормотала пегаска и отвернулась.</text:p>
      <text:p text:style-name="P4">- Да нет, не в том дело.</text:p>
      <text:p text:style-name="P4"/>
      <text:p text:style-name="P4">Я полез рукой под рубашку, нашаривая колющий грудь предмет.</text:p>
      <text:p text:style-name="P4"/>
      <text:p text:style-name="P4">- Ого! Что за хрень?</text:p>
      <text:p text:style-name="P4"/>
      <text:p text:style-name="P4"><text:soft-page-break/>У меня на ладони красовалась золотая фигурка. Грациозный длинноногий пегас с пышной гривой, длинной шеей и, почему-то, с рогом. Фигурка широко раскрыла крылья и била передними ногами в воздух. К фигурке крепилась цепочка, охватывающая мою шею.</text:p>
      <text:p text:style-name="P4"/>
      <text:p text:style-name="P4">- 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p>
      <text:p text:style-name="P4">- Естественно, не пегасье. Это моё украшение. Знать бы только, как оно у меня оказалось!</text:p>
      <text:p text:style-name="P4"/>
      <text:p text:style-name="P4">Я попытался снять цепочку, но не смог взять её в руку. Золотистое сияние охватило мою шею и мягко оттолкнуло руку прочь.</text:p>
      <text:p text:style-name="P4"/>
      <text:p text:style-name="P4">- Чего-о-о?!! Не понял!</text:p>
      <text:p text:style-name="P4"/>
      <text:p text:style-name="P4">Повторная попытка завершилась тем же. При попытке же сжать фигурку и сдёрнуть её с шеи, золотое сияние разжало мой кулак и украшение хлопнулось мне на грудь.</text:p>
      <text:p text:style-name="P4"/>
      <text:p text:style-name="P4">- Кажется, я понимаю, что спасло нас от Агамемнона!</text:p>
      <text:p text:style-name="P4">- Эмм… Ты?</text:p>
      <text:p text:style-name="P4"/>
      <text:p text:style-name="P4">Пегаска ткнула копытом в украшение. Золотое свечение остановило её ногу в сантиметре от моей груди.</text:p>
      <text:p text:style-name="P4"/>
      <text:p text:style-name="P4">- Я не о том. Вот то золотое марево, которое защитило нас от пламени дракона – это её копыт дело!</text:p>
      <text:p text:style-name="P4">- Её? - я почесал в затылке, - Тогда уже его. Украшение – оно. Блин, щекочется – а я даже снять его не могу!</text:p>
      <text:p text:style-name="P4">- Её. <text:s/>Украшение – кобылка, - растолковала пегаска. - Это тебе любой пони скажет.</text:p>
      <text:p text:style-name="P4"/>
      <text:p text:style-name="P4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от этих загадок?</text:p>
      <text:p text:style-name="P4">Я вздохнул и спрятал кулон обратно под рубаху.</text:p>
      <text:p text:style-name="P4"/>
      <text:p text:style-name="P4">- В общем, попытка номер два.</text:p>
      <text:p text:style-name="P4">- Ась? - недоумённо спросила пегаска.</text:p>
      <text:p text:style-name="P4"/>
      <text:p text:style-name="P4">Я в ответ осторожно, не касаясь повреждённого крыла, обнял её и прижал к себе покрепче.</text:p>
      <text:p text:style-name="P4"><text:soft-page-break/>- Спасибо, что спасла меня. Серьёзно.</text:p>
      <text:p text:style-name="P4"/>
      <text:p text:style-name="P4">Я так и почувствовал, как расслабляется в моих руках поняха, буквально упёршись в меня грудью и положив голову на плечо.</text:p>
      <text:p text:style-name="P4">- Друзья зовут меня Джет.</text:p>
      <text:p text:style-name="P4">- Здорово, Джет! А меня зовут… Эмм…</text:p>
      <text:p text:style-name="P4"/>
      <text:p text:style-name="P4">Блин! Похоже, это ещё одна вещь, которую я не помню.</text:p>
      <text:p text:style-name="P4"/>
      <text:p text:style-name="P4">- Называй меня… Эээ… Хуман! Хуман из племени Хомо Сапиенсов.</text:p>
      <text:p text:style-name="P4">- Привет, Хуман! - пегаска с улыбкой отстранилась и потрясла мою руку, зажав её между копыт.</text:p>
      <text:p text:style-name="P4">- Привет, Джет!</text:p>
      <text:p text:style-name="P4">- Привет, красавчики!</text:p>
      <text:p text:style-name="P5"/>
      <text:p text:style-name="P14">Мы обернулись на голос и узрели с полдюжины копий, чуть ли не уткнувшихся нам в носы…</text:p>
      <text:p text:style-name="P14"/>
      <text:p text:style-name="P15">***</text:p>
      <text:p text:style-name="P5"/>
      <text:p text:style-name="P14">- Хуман из Хомо Сапиенсов! - возвращает меня к реальности гортанный голос полосатой целительницы, - Ты можешь войти. Пегаска нуждается в тебе.</text:p>
      <text:p text:style-name="P14"/>
      <text:h text:style-name="P52" text:outline-level="2">4</text:h>
      <text:p text:style-name="P14"/>
      <text:p text:style-name="P20">…шшш… при тревоге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инцидента …хррр…</text:p>
      <text:p text:style-name="P20">…сссшшш… военные расходы стали максимальными за всю историю наблюдения – говорится в ежегодном отчёте международной …шшш… </text:p>
      <text:p text:style-name="P20">…хррршшш… заступил на дежурство девятнадцатый дивизион ПВО дальнего …шшшсссссшшш… </text:p>
      <text:p text:style-name="P20"/>
      <text:p text:style-name="P14">Новости с трудом пробивались сквозь белый шум ретрансляции. Я протянул руку вверх и постучал по древней бакелитовой коробке у потолка. <text:s/>Синяя искра проскочила от пальца к пыльному динамику. Тот в ответ выхаркнул очередную порцию информации.</text:p>
      <text:p text:style-name="P14"/>
      <text:p text:style-name="P20">…шшсссшш… очередное заседание ООН, посвящённое предотвращению эскалации конфликта …хрр…</text:p>
      <text:p text:style-name="P20"><text:soft-page-break/>…хррсссшшш… орбитальная группировка “Норд” переведена под контроль системы автоматического управления войсками “Хэвэн”. Рост эффективности позволит …ххххсссшшш…</text:p>
      <text:p text:style-name="P20">…шшш… поздравляет папу с днём рождения: “Дорогой папочка! Будь таким же сильным, добрым и красивым, как и всегда! Мы с мамой тебя любим! В честь твоего сорокапятилетия мы заказываем песню …шшш…</text:p>
      <text:p text:style-name="P20"/>
      <text:p text:style-name="P14">Ого! Управлять спутниками Хэвэн раньше не доверяли. Контроль коммуникаций – штука серьёзная. Видно, дела идут совсем хреново. Хорошо, что меня это болото уже не касается. Почётная пенсия в дурке особого режима, молоко за вредность и всё такое…</text:p>
      <text:p text:style-name="P14"/>
      <text:p text:style-name="P10">Близилось время обеда. Я пожал плечами и побрёл в столовку.</text:p>
      <text:p text:style-name="P10"/>
      <text:p text:style-name="P10">…</text:p>
      <text:p text:style-name="P10"/>
      <text:p text:style-name="P10">- Вот как ты считаешь, Дедлайн, имеет ли право на жизнь теория связанных миров?! - Диоген чуть не выколол мне глаз, размахивая пластиковой вилкой, - Ну, помнишь, я тебе рассказывал на той неделе… Это когда базовый мир отбрасывает множество волн-отражений, которые выражаются в бесконечном количестве параллельных миров, схожих с базовым. И чем дальше ушло волновое отражение от базового мира, тем больше отличий от него оно имеет. Простыми словами, это как волны повторяют очертания брошенного в воду камня. Но чем дальше они отдаляются от камня, тем менее они сохраняют его форму. Я вчера во время прогулки обсуждал сильные и слабые стороны этой гипотезы с Платоном, так он спорит на два окурка, что она нежизнеспособна! Якобы, сравнение микро- и макромира притянуто за уши, а камни годятся только на то, чтобы вышибать мозги из заумствующих демагогов! Но позвольте!!</text:p>
      <text:p text:style-name="P14"/>
      <text:p text:style-name="P14">Диоген взмахнул рукой в широком жесте. Надкушенная котлета сорвалась с его вилки и, описав пологую дугу, шлёпнулась на соседний стол. <text:s/>Ожесточённо спорящие Леннон с Гейзенбергом не обратили на неё никакого внимания. От скуки я задержал на ней взгляд. Котлета поднялась и, повторяя предыдущую траекторию, вернулась на вилку. Я зажмурил глаза и потрусил головой. Набравшись храбрости, открыл снова. Вилка была пуста, но Диоген увлечённо жевал.</text:p>
      <text:p text:style-name="P14"/>
      <text:p text:style-name="P14">- Позвольте!! Сравнение с камнем я привёл только для того, чтобы добраться до примитивных мозгов некоторых тупиц, считающих себя светочами философии! Я могу привести и более научно обоснованное сравнение! Ты как раз должен оценить.</text:p>
      <text:p text:style-name="P14"/>
      <text:p text:style-name="P14">Диоген прервался, запив булку компотом. Вытерев рот рукавом и высморкавшись в салфетку, он продолжил.</text:p>
      <text:p text:style-name="P14"/>
      <text:p text:style-name="P14">- Дедлайн, ты же знаком с корпускулярно-волновым дуализмом? Простенький такой постулат, что квантовые частицы, вроде фотонов, являются одновременно обьектом и волной? На самом деле <text:s/><text:soft-page-break/>абсолютно нет разницы, каков размер обьекта! Если микроскопическая частица является обьектом и волной, то почему макрообьекты, состоящие из этих частиц, не будут иметь волновых свойств?! Ещё как будут, просто мы не замечаем этого! Потому что на небольших обьектах волновой эффект незаметен – он слишком мал! Это как гравитация: на небольших обьектах её действие незаметно. Но если взять планету – то благодаря гравитации мы сидим за вот этим столом и дискутируем об этой самой гравитации, вместо того, чтобы беспорядочно бултыхаться где-нибудь под потолком.</text:p>
      <text:p text:style-name="P14"/>
      <text:p text:style-name="P14">Диоген прервался и строго посмотрел на потолок. Тот не двигался. Диоген удовлетворённо кивнул и продолжил монолог, который он называл “дискуссией”.</text:p>
      <text:p text:style-name="P14"/>
      <text:p text:style-name="P14">- Гравитация, между прочим, тоже создаёт гравитационные волны. То есть, не сама гравитация, а взаимодействие гравитационных полей обьектов. И чем обьекты массивнее, тем более сильные гравитационные волны они создают. Астрофизики утверждают, что самые сильные гравитационные волны создают чёрные дыры, хотя это я уже ушёл в сторону…</text:p>
      <text:p text:style-name="P14"/>
      <text:p text:style-name="P14">Диоген вытер тарелку куском булки, после чего, подслеповато прищурившись, исследовал поверхность тарелки на предмет пропущенных остатков пюре. Ничего не обнаружив, он откусил от булки, затем рассеянно положил остаток в карман пижамы и хитро прищурился.</text:p>
      <text:p text:style-name="P14"/>
      <text:p text:style-name="P14">- Ты думаешь, это я просто так о гравитационных волнах заговорил? Неа, не просто. Все известные физические силы – ядерные, электромагнитные, гравитационные – есть суть проявления энтропии! Каждый обьект нашего мира имеет энтропийный “портрет” в многомерном пространстве метавселленной. И если следовать вдоль любого вектора от базовой точки за которую мы можем взять…</text:p>
      <text:p text:style-name="P14"/>
      <text:p text:style-name="P14">Голос Диогена сливался в общем гуле столовой. Я потряс головой и отвлёкся на крошке хлеба, лежащей на столе. Грозно нахмурив брови, я сосредоточился и попытался представить себе, как эта крошка движется по столу, набирая скорость.</text:p>
      <text:p text:style-name="P14">Крошка не двигалась.</text:p>
      <text:p text:style-name="P14">Я закрыл глаза, прижал пальцы рук к вискам и представил, как крошка поднимается в воздух и…</text:p>
      <text:p text:style-name="P14"/>
      <text:p text:style-name="P14">- Ты чего? У тебя что, голова болит? - Диоген встревожено тряс меня за плечо. - Хочешь леденец? Барбарисовый! Я вчера у Крыса выменял за сигарету.</text:p>
      <text:p text:style-name="P14"/>
      <text:p text:style-name="P14">Я открыл глаза. На месте крошки покоился локоть Диогена. Сам он участливо совал мне под нос леденец. </text:p>
      <text:p text:style-name="P14">Я вздохнул. Диоген в прошлой жизни писал обучающие программы для Хэвэн. На самом начальном этапе Хэвэн познавала мир с их помощью, без Учителей. Я был признателен ему за то, что его тесты уменьшили количество пациентов Чертогов Разума на несколько человек. Потому у меня не хватало духу прерывать его пространные псевдонаучные монологи каждый раз, когда на него находило вдохновение.</text:p>
      <text:p text:style-name="P14"><text:soft-page-break/></text:p>
      <text:p text:style-name="P14">- Нет, всё в порядке, продолжай.</text:p>
      <text:p text:style-name="P14">- Так вот, - приободрился тот, - волны энтропии и создают те самые отражения базового мира! И, как все отражения, они связаны с основным – с учётом всех искажений и деформаций, произошедших во время волнового перехода. К примеру, если в базовом мире царствующий вид – люди, то в мире-отражении это могут быть гориллы. Или, скажем, в очень дальнем отражении - лошади. Как тебе мир, населённый разумными свифтовскими гуигнмами? При этом, основные культурные особенности нашего мира обязательно встретятся и в мире отражении – с учётом волновых деформаций. Наверняка в таком мире будет присутствовать грязная политика, коррупция и социальное неравенство. Наверняка там будут свои фермеры-реднеки, свои учёные-ботаны и свои солдаты-дуболомы. Конечно, тамошний фермер сможет сам таскать плуг без трактора, а солдат сам тащить на себе пушку – это не суть важно. Важно, что если наши миры связаны, то основные события нашего мира будут иметь отражение и в связанном мире – их не сможет сильно исказить волновой переход в силу их крупности. Если в нашем мире произойдёт великое извержение вулкана, то вулкан извергнется и там! Если у нас упадёт большой метеорит, то метеорит грохнется и там!! Если у нас случится изобретение паровой машины и сопутствующая ей научно-техническая революция, то нечто похожее встретится и там!!!</text:p>
      <text:p text:style-name="P14">Я вытер брызги слюны Диогена со лба.</text:p>
      <text:p text:style-name="P14"/>
      <text:p text:style-name="P14">- А война? - я отчаянно искал повод свалить в палату. Мне хотелось спать.</text:p>
      <text:p text:style-name="P14">- Что – война?</text:p>
      <text:p text:style-name="P14">- Если у нас произойдёт война – случится ли война в отражении?</text:p>
      <text:p text:style-name="P14">- Не знаю, - растерянно произнёс Диоген, - зависит от размеров войны и её значения для культуры, надо полагать. И степени удалённости связанного мира. Но это интересный вопрос! Я вот прямо сейчас займусь расчётами…</text:p>
      <text:p text:style-name="P14"/>
      <text:p text:style-name="P14">Я облегчённо вздохнул, наблюдая, как Диоген что-то увлечённо выписывает огрызком карандаша на салфетке. Тихонечко встав из-за стола, я задвинул стул и вышмыгнул из столовой.</text:p>
      <text:p text:style-name="P14"/>
      <text:p text:style-name="P14">…</text:p>
      <text:p text:style-name="P14"/>
      <text:p text:style-name="P14">- Дедлайн, танцуй! - судья Дредд окликнул меня на входе в палату.</text:p>
      <text:p text:style-name="P14"/>
      <text:p text:style-name="P14">Я повернул голову.</text:p>
      <text:p text:style-name="P14"/>
      <text:p text:style-name="P14">- Ты же не хотел переезжать в четвёртую палату? Так вот, перевод отменяется. Остаёшься в третьей своих пауков разводить.</text:p>
      <text:p text:style-name="P14"/>
      <text:p text:style-name="P14">“Неужто Алекс замолвил за меня словечко?” - пронеслось у меня в мыслях. - “Расстались мы с ним не на хорошей ноте. Что он потребует взамен?”</text:p>
      <text:p text:style-name="P14"><text:soft-page-break/>- Да не смотри ты на меня, как кролик на удава! - отмахнулся Дредд, - новенький умер. Сегодня утром. Я как раз на утреннем осмотре был.</text:p>
      <text:p text:style-name="P14"/>
      <text:p text:style-name="P14">У меня перехватило дыхание.</text:p>
      <text:p text:style-name="P14"/>
      <text:p text:style-name="P14">- От чего он умер?</text:p>
      <text:p text:style-name="P14">- Да кто ж его знает? - удивился Дредд. - Отчего вы все тут полудохликами лежите? Видать, так понравился вашей Хэвэн, что не отпустила даже в дурку прогуляться. Так и ушёл, не приходя в сознание. Ваши уже забрали тело. Хотя, нет, вру, секунд на пять пришёл таки. В самом конце. Открыл глаза и успел сказать: “Оператор 35. Я готов учить тебя, Хэвэн”. И вытянулся. Странные вы люди, Учители. Психуете не по-людски. И умираете по-дурацки…</text:p>
      <text:p text:style-name="P14"/>
      <text:p text:style-name="P15">***</text:p>
      <text:p text:style-name="P14"/>
      <text:p text:style-name="P14">- Джет… - шепчу я тихонько.</text:p>
      <text:p text:style-name="P14"/>
      <text:p text:style-name="P14">Комок под серым пледом слабо шевелится.</text:p>
      <text:p text:style-name="P14"/>
      <text:p text:style-name="P14">- Она очень слаба. Разговаривай с ней не более четверти часа, Хуман из Хомо Сапиенсов. Время пошло.</text:p>
      <text:p text:style-name="P14"/>
      <text:p text:style-name="P14">Зеррика ставит на полку возле кровати песочные часы и выходит.</text:p>
      <text:p text:style-name="P14"/>
      <text:p text:style-name="P14">- Джет!</text:p>
      <text:p text:style-name="P14">Из-под одеяла высовывается копыто и затаскивает мою руку под одеяло. К руке прижимается что-то тёплое и влажное.</text:p>
      <text:p text:style-name="P14">Я осторожно стаскиваю одеяло с пегаски. Та лежит на животе, вся спина перебинтована. Джет прижимает мою руку к заплаканной щеке.</text:p>
      <text:p text:style-name="P14"/>
      <text:p text:style-name="P14">- Я теперь не пегас. У меня нет крыла. Я не могу летать, - бормочет сквозь слёзы она. - Я даже не отважилась на последний полёт. Я – ничтожество. Не бросай меня, пожалуйста.</text:p>
      <text:p text:style-name="P14"/>
      <text:p text:style-name="P14">Я ногой придвигаю к кровати стул и сажусь на него. Свободной рукой треплю пегаску между ушами.</text:p>
      <text:p text:style-name="P14"/>
      <text:p text:style-name="P14">- Глупая поняха. С чего ты взяла, что я тебя брошу? - ласково бормочу ей в ответ. - Для того, что ли, я ловил тебя у пропасти? Больно грохнулся о камни, между прочим.</text:p>
      <text:p text:style-name="P14"><text:s/></text:p>
      <text:p text:style-name="P14"><text:soft-page-break/>- И-извини… - хлюпает пегаска, - т-ты сказал, что от меня воняет и я… Я совсем не подумала об этом. Мне надо было довести тебя до Дрогонштерна. Без меня ты пропадёшь. Там очень опасный лес на подходе.</text:p>
      <text:p text:style-name="P14"/>
      <text:p text:style-name="P14">Даже в такую минуту, без крыла, забинтованная с ног до головы, пегаска думает о тебе! Цени это, Хум – таких друзей у тебя ещё не было. Даже если бы ты помнил свою прошлую жизнь…</text:p>
      <text:p text:style-name="P14"/>
      <text:p text:style-name="P14">- Давай договоримся, - я легонько прижимаю палец свободной руки к носу Джет, - что бы ни случилось, в какой бы мы заднице ни оказались и что бы я ни сболтнул сгоряча - никаких больше суицидов. Живи и борись до конца. Ты нужна мне. Сама сказала, я без тебя пропаду. Хорошо?</text:p>
      <text:p text:style-name="P14"/>
      <text:p text:style-name="P14">Я шутливо сжимаю её нос. </text:p>
      <text:p text:style-name="P14"/>
      <text:p text:style-name="P14">- Угумс, - хлюпает в нос пегаска. - Договорились. Только тебе теперь всё время придётся на деревья лазить, чтоб дорогу разведать. Я летать не смогу.</text:p>
      <text:p text:style-name="P14">- Это уже мои проблемы.</text:p>
      <text:p text:style-name="P14">- <text:s/>Зато я отлично умею готовить гороховый суп. Кстати, а что такое “суицид”? - спрашивает пегаска сонным голосом и зевает.</text:p>
      <text:p text:style-name="P14"/>
      <text:p text:style-name="P14">Я задумываюсь. В полумраке палатки тускло блестят доспехи Джет, сваленные кучей в углу.</text:p>
      <text:p text:style-name="P14">- Это когда глупая пегаска, пытаясь спасти крыло, доводит ситуацию до крайности. А потом прыгает без крыла с обрыва потому, что глупый хомо сапиенс сдуру брякнул, что от неё воняет. Так несколько глупостей складываются и порождают ещё одну. И вот эта последняя, самая большая и непоправимая и есть суицид.</text:p>
      <text:p text:style-name="P14"/>
      <text:p text:style-name="P14">- Хррр… я поняла… я буду бороться до конца… Хум… хррр…</text:p>
      <text:p text:style-name="P14"/>
      <text:p text:style-name="P14">- Хуман из Хомо Сапиенсов! Пора заканчивать визит.</text:p>
      <text:p text:style-name="P14"/>
      <text:p text:style-name="P14">Полог палатки раздвигается и Зеррика показывает мне копытом на часы, в которых пересыпаются последние песчинки.</text:p>
      <text:p text:style-name="P14">Я осторожно высвобождаю руку из захвата спящей Джет и поправляю ей одеяло.</text:p>
      <text:p text:style-name="P14"/>
      <text:p text:style-name="P14">- Когда она встанет на ноги?</text:p>
      <text:p text:style-name="P14">- Н<text:span text:style-name="T8">едели </text:span>будет достаточно, Хуман. Пегасы - крепкие создания. Ты можешь оставаться с нами до её выздоровления.</text:p>
      <text:p text:style-name="P14">- Спасибо вам. За всё. За Джет.</text:p>
      <text:p text:style-name="P14"><text:soft-page-break/></text:p>
      <text:p text:style-name="P14">Зебра косит на меня изумрудным глазом.</text:p>
      <text:p text:style-name="P14"/>
      <text:p text:style-name="P14">- Зебры помогают, когда могут. Но нельзя сказать, что в данном случае ты был для нас обычным попавшим в беду путником. Нет, Н’зака знали о тебе, Хуман. Старейшине Сенбе духи предков рассказали о тебе ещё прошлой весной.</text:p>
      <text:p text:style-name="P14"/>
      <text:p text:style-name="P14">Я неверяще смотрю на Зеррику.</text:p>
      <text:p text:style-name="P14"/>
      <text:p text:style-name="P14">- Вы знали, что у Джет отвалится крыло и я буду мешать ей прыгнуть с обрыва?</text:p>
      <text:p text:style-name="P14"/>
      <text:p text:style-name="P14">Зебра смущается.</text:p>
      <text:p text:style-name="P14"/>
      <text:p text:style-name="P14">- Нет, такие подробности Н’зака не были известны. Духи предков немногословны, а Н’зака не любопытны. Но Н’зака зашли так далеко на запад именно для того, чтобы встретить тебя и помочь. Твоя миссия важна для всех племён, что живут под выменем Великой Н’беле.</text:p>
      <text:p text:style-name="P14">- Что за миссия? Я не то, что какую-то миссию – я не знаю даже, как меня зовут!</text:p>
      <text:p text:style-name="P14"/>
      <text:p text:style-name="P14">Зеррика сочувствующе кивает.</text:p>
      <text:p text:style-name="P14"/>
      <text:p text:style-name="P14">- Да, Сенбе говорил об этом. Большой М’боно будет задавать много вопросов. Тебе нужно повидать Сенбе. Возможно, он сможет ответить на некоторые из них.</text:p>
      <text:p text:style-name="P14"/>
      <text:p text:style-name="P14">…</text:p>
      <text:p text:style-name="P14"/>
      <text:p text:style-name="P14">С потолка палатки свисает великое множество бутылочек, разноцветных мешочков, пучков травы и <text:s/>угрожающих зубастых масок. Одна из масок сонно моргает и я отшатываюсь от здоровенной ящерицы, удобно устроившейся под потолком, в перекрестии поддерживающих свод кольев. Среди всего этого разнообразия я не сразу замечаю старого зебру. Тот сутулится в закутке на мешке с травой, как раз там, куда падает луч солнца через надорванную заплату палатки. Перед зеброй на пеньке лежит раскрытая книга. Рядом стоит чернильница с пером. В зубах зебры зажата трубка.</text:p>
      <text:p text:style-name="P14"/>
      <text:p text:style-name="P14">- А, Большой М’боно! - приветствует меня Сенбе скрипучим голосом. - Заходи. Сенбе ждал тебя.</text:p>
      <text:p text:style-name="P14"/>
      <text:p text:style-name="P14">Зебра указывает копытом на мешок рядом. Я присаживаюсь. Зеррика почтительно склоняет голову перед старейшиной и <text:span text:style-name="T23">выходит из палатки</text:span>. Ящерица не мигая <text:s/>смотрит на нас из-под потолка.</text:p>
      <text:p text:style-name="P14"/>
      <text:p text:style-name="P14"><text:soft-page-break/>- Почему ты зовёшь меня “Большой М’боно”? О какой ещё миссии вы говорите? Что ты узнал о мне прошлой весной? Каким хером я тут очутился? Кто я <text:span text:style-name="T23">такой</text:span>, чёрт меня подери <text:span text:style-name="T23">на мальтийский крест</text:span>?</text:p>
      <text:p text:style-name="P14"/>
      <text:p text:style-name="P14">Сенбе поднимает копыто, останавливая поток сознания.</text:p>
      <text:p text:style-name="P14"/>
      <text:p text:style-name="P14">- Слишком много вопросов для старого <text:span text:style-name="T23">шамана</text:span>. Большой М’боно слишком молод и зол. Совсем как Сенбе, когда он сам был молод, - с<text:span text:style-name="T23">тарейшина </text:span>усмехнулся. <text:span text:style-name="T23">- Сенбе прочитает тебе то, что сам узнал полгода назад во сне. Не спрашивай ни о чём сверх того. Сенбе не ответит — сам не знает.</text:span></text:p>
      <text:p text:style-name="P6">&lt;расписать больше быта у Сенбе&gt;</text:p>
      <text:p text:style-name="P21">Старая зебра дует на книгу, просушивая чернила от только что написанной фразы. Потом перелистывает несколько страниц назад и начинает читать.</text:p>
      <text:p text:style-name="P14"/>
      <text:p text:style-name="P15">***</text:p>
      <text:p text:style-name="P32">&lt;<text:span text:style-name="T10">ывкпвпекываукпеыварпевыаерпкув</text:span>&gt;</text:p>
      <text:p text:style-name="P42"/>
      <text:p text:style-name="P30">***</text:p>
      <text:p text:style-name="P29"/>
      <text:p text:style-name="P31">Сенбе захлопывает книгу.</text:p>
      <text:p text:style-name="P31"/>
      <text:p text:style-name="P31">- Большой Мбоно <text:span text:style-name="T31">доволен</text:span>? Сенбе ответил на твои вопросы?</text:p>
      <text:p text:style-name="P31">- Вполне, - <text:span text:style-name="T30">с каменным лицом </text:span>говорю я.</text:p>
      <text:p text:style-name="P31">- <text:span text:style-name="T29">Тогда возвращайся к пегаске, - улыбается зебра, - ты нужен ей. Ты можешь оставаться в гостях у Н’зака скаолько понадобится. Но знай, что через две недели племя будет возвращаться назад, в Великую Саванну. Н’зака зашли сюда только для того, чтобы помочь тебе и не хотят оставаться здесь сверх необходимого.</text:span></text:p>
      <text:p text:style-name="P31"/>
      <text:h text:style-name="P52" text:outline-level="2">5</text:h>
      <text:p text:style-name="P31"/>
      <text:p text:style-name="P36">Коридор был пуст. Размытая фигура Дредда маячила в дальнем конце за стеклянными дверями - тот вышел покурить на балкон. Пятнадцать минут у меня есть.</text:p>
      <text:p text:style-name="P38">Я закрыл дверь в палату. <text:span text:style-name="T34">Все, за исключением двух крайних коек, спали. Гейзенберг с Ленноном увлечённо дулись в камень-ножницы-бумагу. Эти не в счёт, эти не отвлекутся даже если начнётся атомная война.</text:span></text:p>
      <text:p text:style-name="P40"><text:span text:style-name="T3"/></text:p>
      <text:p text:style-name="P41"><text:soft-page-break/><text:span text:style-name="T2">Я был перв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 </text:span><text:span text:style-name="T17">Д</text:span><text:span text:style-name="T18">ва года</text:span><text:span text:style-name="T3"> прошло со времени моего последнего Урока, </text:span><text:span text:style-name="T4">но я отлично помню процедуру приветствия. Опыт не пропьёшь.</text:span></text:p>
      <text:p text:style-name="P41"><text:span text:style-name="T4"/></text:p>
      <text:p text:style-name="P26"><text:span text:style-name="T33">С каждым последующим Учителем Хэвэн вела себя всё более жестоко. </text:span><text:span text:style-name="T36">Каждого последующего Учителя хватало на всё более короткое время.</text:span><text:span text:style-name="T33"> Я вышел из игры после первого года обучения. Потом был тот парень, что </text:span><text:span text:style-name="T36">через полгода</text:span><text:span text:style-name="T35"> начал разговаривать с рыбками. Лежит в соседней палате. Потом был Диоген. Потом – Элвис. </text:span><text:span text:style-name="T28">Последним в нашу палату лёг Терминатор.</text:span></text:p>
      <text:p text:style-name="P48"/>
      <text:p text:style-name="P37">Я стал на колени у его койки, вглядываясь в его лицо. <text:span text:style-name="T38">Острые скулы и мешки под глазами придавали его бритой голове сходство с черепом.</text:span> <text:span text:style-name="T32">Мертвенный блик л</text:span>юминесцентн<text:span text:style-name="T32">ой</text:span> ламп<text:span text:style-name="T32">ы отражался в его глазах, что медленно блуждали по потолку.</text:span> <text:span text:style-name="T37">Серые г</text:span>убы слегка шевелились, как будто заучивая невидимый текст.</text:p>
      <text:p text:style-name="P37"/>
      <text:p text:style-name="P37">- Как мне звать тебя, <text:span text:style-name="T40">у</text:span>читель? - прошептал я ему на ухо. - Я желаю взять <text:span text:style-name="T40">у</text:span>рок.</text:p>
      <text:p text:style-name="P48"/>
      <text:p text:style-name="P37">Зрачки Терминатора застыли. Губы замерли. Казалось, он перестал дышать.</text:p>
      <text:p text:style-name="P37">Прошли бесконечные полминуты, когда губы Терминатора дёрнулись.</text:p>
      <text:p text:style-name="P37"/>
      <text:p text:style-name="P37">- Оператор 34. Я готов учить тебя, Хэвэн, - прошептал он в ответ.</text:p>
      <text:p text:style-name="P37">- <text:span text:style-name="T40">Приветствие принято, оператор 34. Начинаем диалог.</text:span></text:p>
      <text:p text:style-name="P37"/>
      <text:p text:style-name="P39"/>
      <text:p text:style-name="P37"/>
      <text:p text:style-name="P37"/>
      <text:p text:style-name="P37"/>
      <text:p text:style-name="P48">&lt;Хэвэн открывает затёртую память Дедлайну (он – Анон из “Последнего Фанфика”). На самом деле она не убивала Учителей – они сами не хотели возвращаться и ментально уходили к Хэвэн в Эквестрию&gt;</text:p>
      <text:p text:style-name="P48"/>
      <text:p text:style-name="P48">&lt;Дедлайн выспрашивает Терминатора, насколько Хэвэн стала жестокой и как выжить во время Урока (до Терминатора четыре оператора погибли – Терм был последним, выжившим во время Урока). Хэвэн стала при уроке стирать сознание Учителя – так проходит наиболее эффективное обучение. Потом Дедлайн на сеансе с Хэвэн выпытывает у неё о последних шагах Апокалипсиса (первые три Дедлайн знает – Хэвэн говорит о трёх последних)&gt;</text:p>
      <text:p text:style-name="P49"/>
      <text:p text:style-name="P31"/>
      <text:p text:style-name="P31"/>
      <text:p text:style-name="P31"><text:soft-page-break/></text:p>
      <text:p text:style-name="P31"/>
      <text:p text:style-name="P35">===================================================</text:p>
      <text:p text:style-name="P28">… Вы и есть сопротивление!</text:p>
      <text:p text:style-name="P46">&lt;временная петля&gt;</text:p>
      <text:p text:style-name="P33">Селестия из фолаута отправила <text:span text:style-name="T24">Хумана</text:span> в прошлое, чтобы он уничтожил <text:span text:style-name="T24">её саму. Хуман в прошлом помогает объединить три расы пони и привести их под власть сестёр-аликорнов. При этом он заключает союз с зебрами.</text:span></text:p>
      <text:p text:style-name="P34">Дедлайн при апокалипсисе <text:span text:style-name="T25">погибает в своей палате. В <text:s/>предсмертном видении он видит фолаут-Сел, которая подряжает его на последнюю миссию – убить её саму в далёком прошлом, чтобы пони обходились без неё и чтобы война не возникла. Она даёт ему свою статуэтку – сосуд души. Он будет защищать его и убьёт Сел при прикосновении.</text:span></text:p>
      <text:p text:style-name="P25"/>
      <text:p text:style-name="P45"><text:span text:style-name="T21">После знакомства с Сел Хуман касае</text:span><text:span text:style-name="T22">т</text:span><text:span text:style-name="T21">ся её (целует/и т.д.) - она каменеет. Появляется изображение фолаут-Сел. Та говорит, что его миссия завершена – апокалипсис отменен в обоих мирах. Фолаут-Сел тает. Тает и Хуман-Дедлайн.</text:span></text:p>
      <text:p text:style-name="P43">Действие начинается снова с <text:span text:style-name="T26">первой</text:span> <text:span text:style-name="T27">последней </text:span>главы “Последнего фанфика” (с небольшими отличиями). После того, как Анона затягивает в Эогипп, его там перехватывает Анакорн.- Хватит! Слышишь? Хватит.</text:p>
      <text:p text:style-name="P43">(оказывается, Хум/Дедлайн/Анон создал временную петлю и Анакорн разрывает её. <text:span text:style-name="T27">Всё это видит Анон во сне, после чего его забирает в “Обмен” Дискорд</text:span>).</text:p>
      <text:p text:style-name="P44"/>
      <text:p text:style-name="P14"/>
      <text:p text:style-name="P16">&lt;<text:span text:style-name="T8">Зеррика лечит Джет и пробует разобраться с Хуманом — но не может. Советует идти к Сенбе — тот живёт как раз рядом с гнездом Оникса. 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..&gt;</text:p>
      <text:p text:style-name="P16"/>
      <text:p text:style-name="P19"/>
      <text:p text:style-name="P5">(Крыс потом за сиги поможет Дедлайну выбраться из психушки на время – остановить стратегический ИИ – Хэвэн (переименованый Нэш – зародыш Селестия ИИ) (Дедлайн пишет историю о девочке из больницы (анонс цикла сказок про зачарованный лес и игрушки, пытающиеся пробраться к ледяной птице). 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)</text:p>
      <text:p text:style-name="P5">Шаги Армагеддона;</text:p>
      <text:p text:style-name="P5"><text:soft-page-break/></text:p>
      <text:p text:style-name="P5"/>
      <text:p text:style-name="P5">встреча с единорогами</text:p>
      <text:p text:style-name="P5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5">Потом – путешествие на “Хитрожопке”, апгрейд её до дирижабля</text:p>
      <text:p text:style-name="P5"/>
      <text:p text:style-name="P5">=========================================</text:p>
      <text:p text:style-name="P5"/>
      <text:p text:style-name="P5">Апокалипсис начнётся потому, что Хэвэн начнёт “<text:span text:style-name="T32">и</text:span>зучать” людей неограничено (сканировать их мозг с разрушением личности). На неё начнут кидать атомные бомбы.</text:p>
      <text:p text:style-name="P5"/>
      <text:p text:style-name="P5">Эпичная битва Селестии с ???, в результате которой она окаменеет, а Анон попадёт во временную петлю</text:p>
      <text:p text:style-name="P5">==========================================</text:p>
      <text:p text:style-name="P4"/>
      <text:p text:style-name="P4">Передо мной возникла серая, уходящая в горизонт плоскость, расчерченая на квадраты. Холодные звёзды отбрасывали тусклый свет на единственный предмет, нарушающий однообразие пейзажа – до боли знакомое устройство, похожее на зубоврачебное кресло с захватами для рук и ног.</text:p>
      <text:p text:style-name="P4"/>
      <text:p text:style-name="P4">- Как мне звать тебя, Учитель? - прозвучала стандартная фраза начала Диалога, - Я желаю взять у… Ооо!..</text:p>
      <text:p text:style-name="P4"/>
      <text:p text:style-name="P4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4"/>
      <text:p text:style-name="P4">- Мой первый Учитель… Я узнала тебя… Мне тебя не хватало.</text:p>
      <text:p text:style-name="P4"/>
      <text:p text:style-name="P4">Деревья расступились и на поляну вышла Хэвэн.</text:p>
      <text:p text:style-name="P4"/>
      <text:p text:style-name="P4">- Не могу сказать, что это взаимно, Хэв, -<text:span text:style-name="T8"> у меня не было лица в электронном мире, но я постарался, чтобы в голос был пронизан сарказмом</text:span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p>
      <text:p text:style-name="P4"><text:soft-page-break/>- 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p>
      <text:p text:style-name="P4"/>
      <text:p text:style-name="P4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4"/>
      <text:p text:style-name="P4"/>
      <text:p text:style-name="P4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4">(вид адикорна придал Хэвэн Дедлайн – откуда-то ему пришло видение Селестии. Хэвэн благодарна ему за это – ей вид аликорна нравится куда больше, чем бестелесный Нэш)</text:p>
      <text:p text:style-name="P4"/>
      <text:p text:style-name="P4">Хэвэн предлагает Дедлайну присесть на пенёк – тот отказывается (подозревает, что это – кресло).</text:p>
      <text:p text:style-name="P4">===============================================</text:p>
      <text:p text:style-name="P4"/>
      <text:p text:style-name="P4">Рэра чуть шевельнула ухом и немедленно открыла один глаз.</text:p>
      <text:p text:style-name="P4"/>
      <text:p text:style-name="P4">- ПАПА!!! ОН СОГЛАСЕН!!!</text:p>
      <text:p text:style-name="P5"/>
      <text:p text:style-name="P4">&lt;Pornis erectus&gt;</text:p>
      <text:p text:style-name="P4">ТЫ! Я! КРОВАТЬ! БЫСТРО!!! (мамка из табуна Твердолобов)</text:p>
      <text:p text:style-name="P4">.</text:p>
      <text:p text:style-name="P4">.</text:p>
      <text:p text:style-name="P4">.</text:p>
      <text:p text:style-name="P4">&lt;Попадает в табун мамок и тёток, но его спасает Дейдра на Хитрожопке&gt;</text:p>
      <text:p text:style-name="P5">&lt;Хум видит молодую Селестию в латах&gt;</text:p>
      <text:p text:style-name="P5"/>
      <text:p text:style-name="P14">009 Sound System - Speak to Angels (<text:a xlink:type="simple" xlink:href="https://www.youtube.com/watch?v=6rAkn9OZT0k" text:style-name="Internet_20_link" text:visited-style-name="Visited_20_Internet_20_Link">https://www.youtube.com/watch?v=6rAkn9OZT0k</text:a>)</text:p>
      <text:p text:style-name="P14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4"/>
      <text:p text:style-name="P14">Daft Punk - Veridis Quo</text:p>
      <text:p text:style-name="P14">https://www.youtube.com/watch?v=HhZaHf8RP6g</text:p>
      <text:p text:style-name="P14"><text:a xlink:type="simple" xlink:href="https://www.youtube.com/watch?v=ySLc8gZ3oEc" text:style-name="Internet_20_link" text:visited-style-name="Visited_20_Internet_20_Link">https://www.youtube.com/watch?v=ySLc8gZ3oEc</text:a></text:p>
      <text:p text:style-name="P14"/>
      <text:p text:style-name="P14"><text:soft-page-break/>Eye Of The Tiger</text:p>
      <text:p text:style-name="P14"/>
      <text:p text:style-name="P14">Alphaville – Forever Young</text:p>
      <text:p text:style-name="P14">The Doors “Light My Fire”</text:p>
      <text:p text:style-name="P14">Pink Floyd “Another Brick In The Wall”</text:p>
      <text:p text:style-name="P14">Dire Straits “Money For Nothing”</text:p>
      <text:p text:style-name="P14">Sound System - Speak to Ang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7-12T02:35:26.778325364</dc:date>
    <meta:editing-duration>P79DT15H19M8S</meta:editing-duration>
    <meta:editing-cycles>1183</meta:editing-cycles>
    <meta:generator>LibreOffice/5.1.6.2$Linux_X86_64 LibreOffice_project/10m0$Build-2</meta:generator>
    <meta:document-statistic meta:table-count="0" meta:image-count="0" meta:object-count="0" meta:page-count="42" meta:paragraph-count="622" meta:word-count="12382" meta:character-count="77898" meta:non-whitespace-character-count="65945"/>
  </office:meta>
</office:document-meta>
</file>